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1356671868558724072"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4570047374903969294"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994303249358521765"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276021612178352677"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6220064214354518186"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562841996727268186"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9063298577659726236"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5467750282434339208"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797144937360631717"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4933205667030823752"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1668414141754989138"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254480949266506464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2485649731635857181"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9154133186160169525"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501618324183582685" text:style-name="L15">
        <text:list-item>
          <text:p text:style-name="P24">Special Clipping Matrix eingeführt, weil das definitiv die MVP-Matrix der anderen Kamera ist, wobei die Modelmatrix auch etwas anderes sein kann</text:p>
        </text:list-item>
      </text:list>
      <text:p text:style-name="Standard"/>
      <text:list xml:id="list6468689547092293593"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61198397781148257" text:style-name="L17">
        <text:list-item>
          <text:p text:style-name="P45">CanvasRegistry und CanvasID gelöscht, ebenso RenderTextures-Ordner</text:p>
        </text:list-item>
        <text:list-item>
          <text:p text:style-name="P45">Viel über Aussehen und Funktion des Programms nachgedacht und notiert</text:p>
          <text:list>
            <text:list-item>
              <text:p text:style-name="P45"><text:soft-page-break/>z.B. Option für x-Ray-Rendering der Wireframesachen</text:p>
            </text:list-item>
            <text:list-item>
              <text:p text:style-name="P45">z.B. Wireframewürfel für Clip-Space</text:p>
              <text:list>
                <text:list-item>
                  <text:p text:style-name="P45">Direkt implementiert</text:p>
                </text:list-item>
                <text:list-item>
                  <text:p text:style-name="P45">Selber Code wie für Kamera-Visualisierung (die ruft jetzt das Clip-Space Zeichnen mit ihrer eigenen Matrix)</text:p>
                </text:list-item>
              </text:list>
            </text:list-item>
            <text:list-item>
              <text:p text:style-name="P45">Wie die Matritzen (die auf dem UI) funktionieren sollen etc</text:p>
              <text:list>
                <text:list-item>
                  <text:p text:style-name="P45">Funktionen wie Inverse, Transpose, Identity setten anbieten</text:p>
                </text:list-item>
                <text:list-item>
                  <text:p text:style-name="P45">Variablen </text:p>
                </text:list-item>
                <text:list-item>
                  <text:p text:style-name="P45">Felder Funktionen eingeben lassen (wie in FreeCAD und wahrscheinlich auch Excel)</text:p>
                </text:list-item>
                <text:list-item>
                  <text:p text:style-name="P45">Das kann dann den selben Code nutzen wie der (momentan noch geplante) Fragment-Teil (der muss dann auch noch Sachen wie if und Semikolons und mehr können)</text:p>
                </text:list-item>
              </text:list>
            </text:list-item>
            <text:list-item>
              <text:p text:style-name="P45">Dass man in dem Feld pannen und zoomen können muss (da die Anwendung von 640p bis 4K nutzbar sein soll)</text:p>
            </text:list-item>
            <text:list-item>
              <text:p text:style-name="P45">"new Overlay()" (wahrscheinlich eher "Overlay.Activate(...)) für ... Overlays ... noch kein genauer Plan leider</text:p>
            </text:list-item>
            <text:list-item>
              <text:p text:style-name="P45">Dass die Buttons in den Render-Feldern beim Hovern kurz ihren "Namen" bzw ihre Funktion aufflashen, damit der User weiß, was sie machen. Ebenso wenn man direkt über dem Button hovert, bleibt sie sichtbar.</text:p>
            </text:list-item>
            <text:list-item>
              <text:p text:style-name="P45">Wireframe Rendering z.B. (direkt implementiert)</text:p>
            </text:list-item>
          </text:list>
        </text:list-item>
      </text:list>
      <text:p text:style-name="Standard"/>
      <text:list xml:id="list23284547" text:continue-numbering="true" text:style-name="L17">
        <text:list-item>
          <text:p text:style-name="P45">Angefangen, die neue Matrix-"Pipeline" zu nutzen (vorerst nur die Updatereihenfolge der Kameras fixiert)</text:p>
        </text:list-item>
        <text:list-item>
          <text:p text:style-name="P45">Pivot skaliert jetzt auch mit FOV (fast perfekt)</text:p>
        </text:list-item>
        <text:list-item>
          <text:p text:style-name="P45">Mikrooptimierung, indem der Pivot jetzt einen Triangle Strip zeichnet (4 Vertex Calls gegen 6)</text:p>
        </text:list-item>
      </text:list>
      <text:p text:style-name="Standard"/>
      <text:p text:style-name="P6">23.11.19</text:p>
      <text:p text:style-name="Standard"/>
      <text:list xml:id="list875945995439778761" text:style-name="L18">
        <text:list-item>
          <text:p text:style-name="P46">Experimente mit String-Parsing für Expressions</text:p>
          <text:list>
            <text:list-item>
              <text:p text:style-name="P46">Erste Idee: Info2-Style Infix to Postfix mit Tokenizer</text:p>
            </text:list-item>
            <text:list-item>
              <text:p text:style-name="P46">Dann gesehen, dass es Klassen in C# gibt, die bereits Expressions auflösen können</text:p>
              <text:list>
                <text:list-item>
                  <text:p text:style-name="P46">DataTable, was im Grunde genommen ein Spreadsheet ist (heißt, booleans sind nicht 5 == 2, sondern 5=2)</text:p>
                </text:list-item>
                <text:list-item>
                  <text:p text:style-name="P46">Direktes Kompileren von C# Code (ENORMER OVERHEAD!!!)</text:p>
                </text:list-item>
              </text:list>
            </text:list-item>
            <text:list-item>
              <text:p text:style-name="P46">Also gegooglet und einen guten Link auf Stackoverflow gefunden</text:p>
              <text:list>
                <text:list-item>
                  <text:p text:style-name="P46">Nicht das übliche Infix to Postfix und dann Berechnen, sondern direkt in einem</text:p>
                </text:list-item>
                <text:list-item>
                  <text:p text:style-name="P46">Mochte aber den Code nicht</text:p>
                  <text:list>
                    <text:list-item>
                      <text:p text:style-name="P46">&gt; Selbst machen und Ideen nehmen</text:p>
                    </text:list-item>
                  </text:list>
                </text:list-item>
              </text:list>
            </text:list-item>
          </text:list>
        </text:list-item>
      </text:list>
      <text:p text:style-name="Standard"/>
      <text:p text:style-name="P5">24.11.19</text:p>
      <text:p text:style-name="Standard"/>
      <text:list xml:id="list3409329382436449769" text:style-name="L19">
        <text:list-item>
          <text:p text:style-name="P47">Parser komplett geschrieben</text:p>
          <text:list>
            <text:list-item>
              <text:p text:style-name="P47">Basically Infix to Postfix, aber mit Funktionen</text:p>
            </text:list-item>
            <text:list-item>
              <text:p text:style-name="P47">Dictionary&lt;string, float&gt; für Variablen</text:p>
            </text:list-item>
            <text:list-item>
              <text:p text:style-name="P47">Funktionen, die die Input Expression bekommen, sich ihren Teil aus dem String ENTFERNEN und den Rest Plus den geparsten Wert ausgeben</text:p>
            </text:list-item>
            <text:list-item>
              <text:p text:style-name="P47">Lokale Token-Klasse, um Numbers (Operands) und Operators auseinanderzuhalten und sie in einen Stack packen zu können (abstrakte Token-Klasse)</text:p>
            </text:list-item>
            <text:list-item>
              <text:p text:style-name="P47">Gerüst geschrieben und immer weiter runter, bis ich irgendwann etwas testen konnte</text:p>
              <text:list>
                <text:list-item>
                  <text:p text:style-name="P47"><text:soft-page-break/>1. Die Parameterlisten von Funktionen</text:p>
                  <text:list>
                    <text:list-item>
                      <text:p text:style-name="P47">Von Klammer bis ZUGEHÖRIGER anderer Klammer</text:p>
                    </text:list-item>
                    <text:list-item>
                      <text:p text:style-name="P47">Für tatsächlichen Nutzen war aber gesamte ParseExpression-Funktion vonnöten, weil Parameter selbst vollständige Expressions sind</text:p>
                    </text:list-item>
                  </text:list>
                </text:list-item>
                <text:list-item>
                  <text:p text:style-name="P47">2. Identifier (Variablen und Funktionen)</text:p>
                  <text:list>
                    <text:list-item>
                      <text:p text:style-name="P47">String lesen, solange Buchstaben weitermachen</text:p>
                    </text:list-item>
                    <text:list-item>
                      <text:p text:style-name="P47">Wenn Klammer, dann Parameterliste getten</text:p>
                    </text:list-item>
                    <text:list-item>
                      <text:p text:style-name="P47">Sonst ist Name = Variablenname</text:p>
                    </text:list-item>
                    <text:list-item>
                      <text:p text:style-name="P47">Variablenlookup per Dictionary</text:p>
                    </text:list-item>
                    <text:list-item>
                      <text:p text:style-name="P47">Funktion aus switch, der dann die entsprechende Funktion callt</text:p>
                    </text:list-item>
                  </text:list>
                </text:list-item>
                <text:list-item>
                  <text:p text:style-name="P47">3. Numbers</text:p>
                  <text:list>
                    <text:list-item>
                      <text:p text:style-name="P47">Quasi eine Statemachine in form eines loops</text:p>
                    </text:list-item>
                    <text:list-item>
                      <text:p text:style-name="P47">Weiß, wie C#'s float.Parse es haben will</text:p>
                    </text:list-item>
                  </text:list>
                </text:list-item>
                <text:list-item>
                  <text:p text:style-name="P47">4. Operands (Numbers, Variables, Functions)</text:p>
                  <text:list>
                    <text:list-item>
                      <text:p text:style-name="P47">Alle + und – von vorne entfernen und als Faktor am Ende aufmultiplizieren</text:p>
                    </text:list-item>
                    <text:list-item>
                      <text:p text:style-name="P47">liest dann den ersten char und entscheidet, ob es eine number oder identifier wird</text:p>
                    </text:list-item>
                  </text:list>
                </text:list-item>
                <text:list-item>
                  <text:p text:style-name="P47">5. Operator (+, -, *, /, (, ))</text:p>
                  <text:list>
                    <text:list-item>
                      <text:p text:style-name="P47">Haben Preference (von geeksforgeeks) in lookup table</text:p>
                    </text:list-item>
                  </text:list>
                </text:list-item>
                <text:list-item>
                  <text:p text:style-name="P47">Am Ende, als die Infix-to-postfix-Sache fertig war, schnell noch die evaluierung geschrieben (einfach)</text:p>
                </text:list-item>
                <text:list-item>
                  <text:p text:style-name="P47">Problem mit Infinite Loop</text:p>
                  <text:list>
                    <text:list-item>
                      <text:p text:style-name="P47">Debugger benutzt, um herauszufinden, dass ich operator zwar gelesen habe, aber nicht vom string entfernt habe, sodass der selbe Operator stets gelesen und behandelt wurde</text:p>
                    </text:list-item>
                  </text:list>
                </text:list-item>
                <text:list-item>
                  <text:p text:style-name="P47">Code für Funktionen schöner gemacht</text:p>
                  <text:list>
                    <text:list-item>
                      <text:p text:style-name="P47">Mittels Func&lt;float&gt; und lambda</text:p>
                    </text:list-item>
                    <text:list-item>
                      <text:p text:style-name="P4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1710257747893666148" text:style-name="L20">
        <text:list-item>
          <text:p text:style-name="P48">Probleme fixen</text:p>
          <text:list>
            <text:list-item>
              <text:p text:style-name="P48">Statt RemoveAllWhiteSpace, immer nur Trimmen (weil "s <text:s text:c="3"/>i <text:s/>n ( <text:s text:c="3"/>x)" nicht als "sin(x)" interpretiert werden sollte...</text:p>
            </text:list-item>
            <text:list-item>
              <text:p text:style-name="P48">Postfix evaluation geflippt (2 / 4 -&gt; 2, statt 0.5 </text:p>
            </text:list-item>
            <text:list-item>
              <text:p text:style-name="P48">Multiple Vorzeichen korrekt behandelt (neuen Bug eingeführt, wobei ich mein tempSign bei Benutzung nicht resettet hatte)</text:p>
            </text:list-item>
          </text:list>
        </text:list-item>
        <text:list-item>
          <text:p text:style-name="P48">Code aufgeräumt, indem ParseExpression in Einzelteile geschnitten wurde (prune, infix2postfix, evalpostfix)</text:p>
        </text:list-item>
        <text:list-item>
          <text:p text:style-name="P48">Logikfehler bei Methodenparametrern behoben ("pi() + 1" hat nur 3.14.. returned, weil es nie bis zum Rest gekommen ist)</text:p>
        </text:list-item>
        <text:list-item>
          <text:p text:style-name="P48">Namespace entfernt, in partial class verwandelt, weil functions und tokens in extradatei ordentlicher ist</text:p>
          <text:list>
            <text:list-item>
              <text:p text:style-name="P27">Functions als Objekte!!!!</text:p>
            </text:list-item>
            <text:list-item>
              <text:p text:style-name="P48">Kann GetAll(), um schöne Liste der Funktionen, ihrer Parameter und Beschreibungen zu <text:soft-page-break/>erstellen (Besser, als von Hand zu machen, was evtl nicht akkurat ist!)</text:p>
            </text:list-item>
            <text:list-item>
              <text:p text:style-name="P48">Hat war aus ~20 Zeilen ~150 gemacht, ist es aber wert</text:p>
            </text:list-item>
          </text:list>
        </text:list-item>
        <text:list-item>
          <text:p text:style-name="P48">Performancetests laufen lassen, weil besorgt, dass das alles vielleicht Rechenintensiv ist (oder zumindest memory)</text:p>
          <text:list>
            <text:list-item>
              <text:p text:style-name="P48">Inputstring mit addiertem Index 100 Mal laufen lassen(damit verschiedene inputs)</text:p>
            </text:list-item>
            <text:list-item>
              <text:p text:style-name="P48">Im Hintergrund rotierender Punkt</text:p>
            </text:list-item>
            <text:list-item>
              <text:p text:style-name="P48">Stottern würde auffallen </text:p>
            </text:list-item>
            <text:list-item>
              <text:p text:style-name="P48">Kein Stottern festgestellt</text:p>
            </text:list-item>
          </text:list>
        </text:list-item>
        <text:list-item>
          <text:p text:style-name="P48">Automatisierte Tests geschrieben (Nicht Unit-Tests)</text:p>
          <text:list>
            <text:list-item>
              <text:p text:style-name="P48">Erst Generieren von Kommazahlstrings</text:p>
            </text:list-item>
            <text:list-item>
              <text:p text:style-name="P48">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8">Mehr Probleme gefunden</text:p>
              <text:list>
                <text:list-item>
                  <text:p text:style-name="P48">z.B., dass atan2 nicht korrekt gelesen wurde, weil Zahlen nicht Teil von Identifiern sein konnten</text:p>
                </text:list-item>
                <text:list-item>
                  <text:p text:style-name="P48">Behoben, nur erstes Zeichen darf keine Zahl sein</text:p>
                </text:list-item>
                <text:list-item>
                  <text:p text:style-name="P48">"pi( )" hatte "ein Parameter", während "pi()" korrekt ausgeführt wurde</text:p>
                </text:list-item>
                <text:list-item>
                  <text:p text:style-name="P48">Auch recht einfach gefixt</text:p>
                </text:list-item>
              </text:list>
            </text:list-item>
            <text:list-item>
              <text:p text:style-name="P48">Dicken fetten Button zum Starten von 10000 Testläufen gemacht, die wenigen Fehler, die kamen dann manuell analysiert über das InputField</text:p>
              <text:list>
                <text:list-item>
                  <text:p text:style-name="P48">basically NaN wurde als Fehler interpretiert (richtig so), aber asin, acos, pow, exp, sqrt etc können sehr einfach entweder NaN oder Infinity produzieren</text:p>
                </text:list-item>
                <text:list-item>
                  <text:p text:style-name="P48">Als "Fehler" ausgenommen</text:p>
                </text:list-item>
                <text:list-item>
                  <text:p text:style-name="P48">Nun nur noch Division durch 0</text:p>
                </text:list-item>
                <text:list-item>
                  <text:p text:style-name="P48">Kommt in 1/10000 Fällen vor und ist kein "Fehler"</text:p>
                </text:list-item>
              </text:list>
            </text:list-item>
          </text:list>
        </text:list-item>
      </text:list>
      <text:p text:style-name="Standard"/>
      <text:p text:style-name="P5">26.11.19</text:p>
      <text:p text:style-name="Standard"/>
      <text:list xml:id="list4554743380424702967" text:style-name="L21">
        <text:list-item>
          <text:p text:style-name="P49">Expression Scripts DOCH wieder in eigenen Ordner geschoben</text:p>
        </text:list-item>
        <text:list-item>
          <text:p text:style-name="P28">Anfang UIMatrix</text:p>
          <text:list>
            <text:list-item>
              <text:p text:style-name="P49">Haufen UISprites in Photoshop erstellt</text:p>
              <text:list>
                <text:list-item>
                  <text:p text:style-name="P49">Eigentlich nur Hintergrund und ne Menge Outlines verschiedener Dicken</text:p>
                </text:list-item>
                <text:list-item>
                  <text:p text:style-name="P49">Hochaufgelöst (Pixels per Unit &gt; 100), weil ich das Matrix-Fenster zoombar machen will (und dafür sollten die Boxen scharf bleiben)</text:p>
                </text:list-item>
              </text:list>
            </text:list-item>
            <text:list-item>
              <text:p text:style-name="P49">Neue Szene mal wieder</text:p>
            </text:list-item>
            <text:list-item>
              <text:p text:style-name="P49">UIMatrix GameObject erstellt, Hierarchie gemacht, angefangen mit Skript</text:p>
            </text:list-item>
            <text:list-item>
              <text:p text:style-name="P49">Neue Farben beim ColorScheme hinzugefügt</text:p>
            </text:list-item>
            <text:list-item>
              <text:p text:style-name="P49">Skript kann bis jetzt</text:p>
              <text:list>
                <text:list-item>
                  <text:p text:style-name="P49">Die tatsächliche Matrix aus 16 Strings berechnen</text:p>
                </text:list-item>
                <text:list-item>
                  <text:p text:style-name="P49">Besagte Matrix darstellen</text:p>
                </text:list-item>
                <text:list-item>
                  <text:p text:style-name="P28">Die 16 Felder zum Darstellen generieren (Basically, was ich schon im Praktikum gemacht hab... viel RectTransform.sizeDelta etc)</text:p>
                  <text:list>
                    <text:list-item>
                      <text:p text:style-name="P49">Musste ein bisschen Debuggen, weil ich dank Autocomplete falsche Namen hatte und einmal ein falsches Parameter in eine Methode gepasst hab</text:p>
                    </text:list-item>
                    <text:list-item>
                      <text:p text:style-name="P49">Interessantes (kleines) Problem: RectTransform Anchors haben (0,0) UNTEN links, aber [0, 0] (bzw [0]) in meinen Matrizen soll oben links sein (3-y)</text:p>
                    </text:list-item>
                    <text:list-item>
                      <text:p text:style-name="P49">Viel new GameObject("name", typeof(Bla), typeof(BlaBla));</text:p>
                    </text:list-item>
                  </text:list>
                </text:list-item>
              </text:list>
            </text:list-item>
            <text:list-item>
              <text:p text:style-name="P49">Hatte, bevor ich die Felder komplett generieren konnte, schon den Code für's Laden der <text:soft-page-break/>Farben geschrieben und dabei eine "<text:span text:style-name="T1">Phantom-NullRefException</text:span>" gesucht</text:p>
              <text:list>
                <text:list-item>
                  <text:p text:style-name="P4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8045134935753813405" text:style-name="L22">
        <text:list-item>
          <text:p text:style-name="P50">Unity gestartet, paar Veränderungen gemacht, Playmode und NULLREF</text:p>
          <text:list>
            <text:list-item>
              <text:p text:style-name="P50">ColourScheme.current war null</text:p>
              <text:list>
                <text:list-item>
                  <text:p text:style-name="P50">Oder eher Resources.FindAllObjectsOfType&lt;ColourScheme&gt; hatte 0 Elemente, sodass der Zugriff auf's 0te Element eine IndexOutOfBoundsException verursacht hat</text:p>
                </text:list-item>
                <text:list-item>
                  <text:p text:style-name="P50">Problem: Besagte Methode FINDET nur Sachen, die bereits geladen sind</text:p>
                </text:list-item>
                <text:list-item>
                  <text:p text:style-name="P50">Fix: Entweder das ScriptableObject ein Mal im Editor anklicken (sodass es im Inspector landet) ODER eine Referenz zum Objekt in der Szene</text:p>
                </text:list-item>
                <text:list-item>
                  <text:p text:style-name="P50">Also ScriptableObjectLoader erstellt, der NUR ein Array von ScriptableObjects hat und sonst absolut NICHTS. Fixt das Problem trotzdem.</text:p>
                </text:list-item>
              </text:list>
            </text:list-item>
            <text:list-item>
              <text:p text:style-name="P50">Zudem dem ColorScheme ein NamensEnum gegeben, sodass ich sicherstellen kann, dass ich (sollte ich mehrere ColourSchemes haben) definitiv das Default Dark lade</text:p>
              <text:list>
                <text:list-item>
                  <text:p text:style-name="P50">Plus ich kann per enum getten</text:p>
                </text:list-item>
              </text:list>
            </text:list-item>
          </text:list>
        </text:list-item>
        <text:list-item>
          <text:p text:style-name="P50">Visuelle Anpassungen</text:p>
          <text:list>
            <text:list-item>
              <text:p text:style-name="P50">Label ist jetzt weiß mit leichtem Drop Shadow (à la Blender)</text:p>
            </text:list-item>
            <text:list-item>
              <text:p text:style-name="P50">Die Felder sind jetzt auch abgerundet</text:p>
            </text:list-item>
            <text:list-item>
              <text:p text:style-name="P50">Die Rundung hat einen noch kleineren Radius bekommen</text:p>
            </text:list-item>
            <text:list-item>
              <text:p text:style-name="P50">Duplikate meines Arial TMP FontAssets, damit die Schriftart optimal für ihren jeweiligen Zweck aussieht (Label und Felder z.B.)</text:p>
            </text:list-item>
            <text:list-item>
              <text:p text:style-name="P50">Statt understreichen des Texts, anpassen der Hintergrundfarbe (am Ende die Hintergründe einfach in Buttons verwandelt...)</text:p>
            </text:list-item>
          </text:list>
        </text:list-item>
        <text:list-item>
          <text:p text:style-name="P50">Buttons für die Matrix</text:p>
          <text:list>
            <text:list-item>
              <text:p text:style-name="P50">Auf Papier "prototyped"</text:p>
            </text:list-item>
            <text:list-item>
              <text:p text:style-name="P50">Werden auch generiert (mehr new GameObject("asdf", typeof(BLABLA)...))</text:p>
            </text:list-item>
            <text:list-item>
              <text:p text:style-name="P50">Neue UI-Texturen: Ein Kreis und ein "a" (das "a" ist nur temporär)</text:p>
            </text:list-item>
            <text:list-item>
              <text:p text:style-name="P50">Wieder gelernt, dass das Verändern von RectTransforms (spezifisch der Größe) nicht UNBEDINGT in die Instanzen, die schon in der Szene existieren, übertragen wird)</text:p>
            </text:list-item>
            <text:list-item>
              <text:p text:style-name="P50">Mehr Extensions</text:p>
              <text:list>
                <text:list-item>
                  <text:p text:style-name="P50">RectTransform auf Punkt setten (statt fill)</text:p>
                </text:list-item>
                <text:list-item>
                  <text:p text:style-name="P50">ColorFadeTransition setten</text:p>
                </text:list-item>
              </text:list>
            </text:list-item>
          </text:list>
        </text:list-item>
        <text:list-item>
          <text:p text:style-name="P50">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3689407924370653871" text:style-name="L23">
        <text:list-item>
          <text:p text:style-name="P51">Scriptable Object für UI-Sprites</text:p>
          <text:list>
            <text:list-item>
              <text:p text:style-name="P51">Getten per enum</text:p>
            </text:list-item>
            <text:list-item>
              <text:p text:style-name="P51">Wollte erst die Liste autogeneriert machen, damit es keine Duplikate geben kann und jedes enum drin ist</text:p>
            </text:list-item>
            <text:list-item>
              <text:p text:style-name="P51">Hab mich dann dran erinnert, dass das nicht-trivial ist und mich einfach für ein Custom Serialized Object mit eigenem PropertyDrawer entschieden, weil es einfacher war</text:p>
            </text:list-item>
            <text:list-item>
              <text:p text:style-name="P51"><text:soft-page-break/>Habe aber später gelernt, warum das bei mir auf Arbeit so war: Weil ich, als ich mehr Sprites eingefügt habe, die enums zusammengruppiert habe</text:p>
            </text:list-item>
            <text:list-item>
              <text:p text:style-name="P51">Dadurch ist alles durcheinandergeraten (unity serialized enums als integer)</text:p>
            </text:list-item>
            <text:list-item>
              <text:p text:style-name="P51">Glücklicherweise habe ich Warnungen eingebaut, sodass ich sofort wusste, dass und was schiefgelaufen war</text:p>
            </text:list-item>
          </text:list>
        </text:list-item>
        <text:list-item>
          <text:p text:style-name="P51">Sprites angepasst, bis sie gut aussahen (Fetter machen mittels Stroke in Photoshop)</text:p>
        </text:list-item>
        <text:list-item>
          <text:p text:style-name="P51">Angefangen, ein Paar der Buttons tatsächlich Funktion zu geben</text:p>
          <text:list>
            <text:list-item>
              <text:p text:style-name="P51">Transpose (Stringarray transponieren, Matrix neu berechnen. Kein Problem.)</text:p>
            </text:list-item>
            <text:list-item>
              <text:p text:style-name="P51">Inverse (Wenn invertierbar, dann Matrix invertieren, Variablen löschen und neue Werte in Stringfelder eintragen)</text:p>
            </text:list-item>
            <text:list-item>
              <text:p text:style-name="P51">Identity (Variablen löschen, matrix identity setten)</text:p>
            </text:list-item>
          </text:list>
        </text:list-item>
        <text:list-item>
          <text:p text:style-name="P51">Ungültige Werte (Infinity, NaN, Fehler bei der Berechnung (Exception)) werden nun ROT dargestellt (aus Farbschema)</text:p>
        </text:list-item>
        <text:list-item>
          <text:p text:style-name="P51">Wenn Nachkommastellen vorhanden, dann alle Nullen hinten entfernen, den Punkt auch, wenn keine übrig sind.</text:p>
        </text:list-item>
        <text:list-item>
          <text:p text:style-name="P51">Framework für Variablen eingebaut</text:p>
          <text:list>
            <text:list-item>
              <text:p text:style-name="P51">Im Anschluss mich entschieden, das alles in ein separates MonoBehavior auszulagern, weil das noch mal so kompliziert wird und ich meine Klassen gern überschaubar halte</text:p>
            </text:list-item>
          </text:list>
        </text:list-item>
        <text:list-item>
          <text:p text:style-name="P51">Prefab restrukturiert</text:p>
          <text:list>
            <text:list-item>
              <text:p text:style-name="P51">Weg von Maske und Hintergründen unabhängig vom Inhalt. Das gesamte Ding ist nun Maskiert und jeder Bereich ist sein eigener Hintergrund</text:p>
            </text:list-item>
          </text:list>
        </text:list-item>
        <text:list-item>
          <text:p text:style-name="P51">Noch ein paar mehr Extensions zum Setten von ColorBlocks bei Transitions (eine Farbe, die sich nie ändert, eine Farbe für alles außer disabled)</text:p>
        </text:list-item>
      </text:list>
      <text:p text:style-name="Standard"/>
      <text:p text:style-name="P5">29.11.19</text:p>
      <text:p text:style-name="Standard"/>
      <text:list xml:id="list2812978275723704041" text:style-name="L24">
        <text:list-item>
          <text:p text:style-name="P52">Matrix kann nun auch durch Matrix gesetzt werden (Hat Code-Duplication LEICHT reduziert)</text:p>
        </text:list-item>
        <text:list-item>
          <text:p text:style-name="P52">Mehr Extensions</text:p>
          <text:list>
            <text:list-item>
              <text:p text:style-name="P52">Color.WithHalfAlpha für einfacheres halb-alpha einfärben</text:p>
            </text:list-item>
            <text:list-item>
              <text:p text:style-name="P52">RectTransform.SetSizeDelta(x, y), nur x, nur y</text:p>
              <text:list>
                <text:list-item>
                  <text:p text:style-name="P52">Hatte nämlich aus versehen mich einmal vertippt und sizeDelta = new Vector2(sizeDelta.<text:span text:style-name="T2">Y</text:span>, newHeight)</text:p>
                </text:list-item>
                <text:list-item>
                  <text:p text:style-name="P52">Davon abgesehen, ist es kürzer</text:p>
                </text:list-item>
              </text:list>
            </text:list-item>
          </text:list>
        </text:list-item>
        <text:list-item>
          <text:p text:style-name="P52">Invert Button wird nun deaktiviert, wenn die Matrix nicht-invertierbar ist.</text:p>
          <text:list>
            <text:list-item>
              <text:p text:style-name="P52">Dazu wird nun auch beachtet, dass die berechnete Matrix eventuell nicht der dargestellten enspricht</text:p>
            </text:list-item>
          </text:list>
        </text:list-item>
        <text:list-item>
          <text:p text:style-name="P52">Headerfarbe wird nun auch bei renaming rekoloriert</text:p>
        </text:list-item>
        <text:list-item>
          <text:p text:style-name="P52">Matrix-Trailing-Zero-Removal gefixt (hatte WENN NULLEN, selbige und den nächstletzten char entfernt. Das war offenbar falsch)</text:p>
        </text:list-item>
        <text:list-item>
          <text:p text:style-name="P52">Variable Container</text:p>
          <text:list>
            <text:list-item>
              <text:p text:style-name="P52">MAX_VARIABLE_COUNT (weil unendlich nach einer schlechten Idee klingt...)</text:p>
            </text:list-item>
            <text:list-item>
              <text:p text:style-name="P52">Erst Retract/Expand (mit Arrow Spinning implementiert)</text:p>
            </text:list-item>
            <text:list-item>
              <text:p text:style-name="P52">Usability verbessert, indem nicht nur Arrow zum Expand-Togglen, sondern der gesamte varContainerHeader</text:p>
            </text:list-item>
            <text:list-item>
              <text:p text:style-name="P52">Klasse UIVariableField erstellt, welche sich im die InputFields kümmert. </text:p>
            </text:list-item>
            <text:list-item>
              <text:p text:style-name="P29">VariableField statt new GameObject mittels Template GameObject</text:p>
              <text:list>
                <text:list-item>
                  <text:p text:style-name="P52">Wird deaktiviert bei Init und re-instanziiert, wenn ein neues Feld benötigt wird</text:p>
                </text:list-item>
                <text:list-item>
                  <text:p text:style-name="P52">Ging wesentlich schneller als das komplette Generieren</text:p>
                </text:list-item>
              </text:list>
            </text:list-item>
            <text:list-item>
              <text:p text:style-name="P52"><text:soft-page-break/>ColorScheme hat auch custom Farbe für selection</text:p>
            </text:list-item>
            <text:list-item>
              <text:p text:style-name="P52">Usability verbesert, indem die Hover-/Click-Colors für die InputFields progressiv dunkler werden, statt heller. War ein bisschen schwer, sonst den Text zu lesen</text:p>
            </text:list-item>
            <text:list-item>
              <text:p text:style-name="P52">Usability verbesser, indem bei Variablen-Namensproblemen die erste valid bleibt, die anderen aber invalid werden. Vorher waren alle mehrfach vorhandenen invalid</text:p>
            </text:list-item>
            <text:list-item>
              <text:p text:style-name="P52">Herausgefunden, dass bei TMP InputField direkt text setten scheinbar NICHT onEndEdit invoked... (manuelles invoken, wenn init mit values von variable fields)</text:p>
            </text:list-item>
            <text:list-item>
              <text:p text:style-name="P52">Usability (?) verbesert, indem label für variable container anzeigt, wie viele Variablen vorhanden sind</text:p>
            </text:list-item>
            <text:list-item>
              <text:p text:style-name="P52">BugFix, weil ich bei all dem Adden und Editen vergessen hatte, beim Removen alles wieder zu resizen</text:p>
            </text:list-item>
            <text:list-item>
              <text:p text:style-name="P52">Usability verbessert, indem valider varName aber leerer float-string als 0 interpretiert wird (statt als error)</text:p>
            </text:list-item>
            <text:list-item>
              <text:p text:style-name="P52">Editing per skript auch implementiert und getestet</text:p>
              <text:list>
                <text:list-item>
                  <text:p text:style-name="P52">Debug-Keys auf Numpad verschoben, weil Zahlen und Namen eingeben Debugfunktionen getriggert hat..</text:p>
                </text:list-item>
              </text:list>
            </text:list-item>
            <text:list-item>
              <text:p text:style-name="P52">Usability verbessert, indem input field overflow auf scroll rect gestellt wurde</text:p>
            </text:list-item>
            <text:list-item>
              <text:p text:style-name="P52">Bug gefixt, wo variable fields editable instanziiert wurden, auch wenn die matrix nicht editierbar war</text:p>
            </text:list-item>
          </text:list>
        </text:list-item>
      </text:list>
      <text:p text:style-name="Standard"/>
      <text:p text:style-name="P5">30.11.19</text:p>
      <text:p text:style-name="Standard"/>
      <text:list xml:id="list6963228673844898098" text:style-name="L25">
        <text:list-item>
          <text:p text:style-name="P53">m_editable ist nun zu enum "Editability" geworden</text:p>
          <text:list>
            <text:list-item>
              <text:p text:style-name="P53">Brauchte FULL, VARVALUESONLY, NONE</text:p>
            </text:list-item>
            <text:list-item>
              <text:p text:style-name="P53">Full für "freien Modus"</text:p>
            </text:list-item>
            <text:list-item>
              <text:p text:style-name="P53">Var Values Only für normalen Modus fast alle Matrizen</text:p>
            </text:list-item>
            <text:list-item>
              <text:p text:style-name="P53">None für normalen Modus Kamera Position und Rotation</text:p>
            </text:list-item>
          </text:list>
        </text:list-item>
        <text:list-item>
          <text:p text:style-name="P53">UISprites refactored</text:p>
          <text:list>
            <text:list-item>
              <text:p text:style-name="P53">Vorher: Get via Enum</text:p>
            </text:list-item>
            <text:list-item>
              <text:p text:style-name="P53">Jetzt: Wie ColorScheme, direktes Ansprechen der Spritevariable</text:p>
            </text:list-item>
            <text:list-item>
              <text:p text:style-name="P53">Dadurch auch UISprite und dessen CustomPropertyDrawer gekillt</text:p>
            </text:list-item>
            <text:list-item>
              <text:p text:style-name="P53">Vorteil: Keine Duplikate mehr möglich, neue Sprites hinzufügen (oder alte enums entfernen) riskiert nicht mehr, alles zu ruinieren (weil unity enums als int serialized)</text:p>
            </text:list-item>
            <text:list-item>
              <text:p text:style-name="P53">Vorteil: Statt UISprites.Get(UISprites.ID.MatrixLeft) jetzt UISprites.matrixLeft</text:p>
            </text:list-item>
            <text:list-item>
              <text:p text:style-name="P53">Alles static als Singleton...</text:p>
            </text:list-item>
          </text:list>
        </text:list-item>
        <text:list-item>
          <text:p text:style-name="P53">UIMatrix Renaming implementiert</text:p>
          <text:list>
            <text:list-item>
              <text:p text:style-name="P53">Label und Drop Shadow disablen, InputField enablen, EventSystem.current.SetSelectedGameObject(inputfFeld)</text:p>
            </text:list-item>
            <text:list-item>
              <text:p text:style-name="P53">onEndEdit: Trimmen, Länge checken, Namen updaten, normalen Zustand wiederherstellen</text:p>
            </text:list-item>
          </text:list>
        </text:list-item>
        <text:list-item>
          <text:p text:style-name="P53">Vorbereitung für Zusammenführen von allen (dauert wohl doch noch ein Bisschen)</text:p>
          <text:list>
            <text:list-item>
              <text:p text:style-name="P53">Die alten rounded UI-Textures (ganz vom Anfang) gelöscht, Inverse von meinen guten zwei rounded Texturen erstellt</text:p>
            </text:list-item>
            <text:list-item>
              <text:p text:style-name="P53">VertexMain in MatrixScreen umbenannt </text:p>
              <text:list>
                <text:list-item>
                  <text:p text:style-name="P53">Statt "Vertex" und "Fragment" möchte ich die App in "Matrices" und "Lighting Models" teilen</text:p>
                </text:list-item>
              </text:list>
            </text:list-item>
          </text:list>
        </text:list-item>
        <text:list-item>
          <text:p text:style-name="P53">Herausgefunden, dass meine Darstellung und die tatsächlichen Matrizen relativ transponiert waren</text:p>
          <text:list>
            <text:list-item>
              <text:p text:style-name="P53">Eine Matrix4x4 mit 4 Vector4s erstellen, lässt vermuten, dass die Vektoren Zeilenvektoren sind, es sind aber tatsächlich Spaltenvektoren</text:p>
            </text:list-item>
            <text:list-item>
              <text:p text:style-name="P53"><text:soft-page-break/>Die string-Matrix wurde aber korrekt in die Felder übertragen</text:p>
            </text:list-item>
            <text:list-item>
              <text:p text:style-name="P53">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3">Möchte, dass die Kamera nicht wissen muss, wie die Variable für die x-Position heißt, sondern UIMatrixConfig.CamPosMatrix.xPosParamName aufrufen kann</text:p>
            </text:list-item>
            <text:list-item>
              <text:p text:style-name="P5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7505337862863470081" text:style-name="L26">
        <text:list-item>
          <text:p text:style-name="P54">Bug in UIMatrixConfig gefixt, bei dem ich vergessen hatte, das Dictionary zu initialisieren (es war noch null). Keine Ahnung, wie das gestern keine NullRefException geworfen hat (oder ich hab es nur übersehen)</text:p>
        </text:list-item>
        <text:list-item>
          <text:p text:style-name="P54">Initialisierung via config implementiert</text:p>
          <text:list>
            <text:list-item>
              <text:p text:style-name="P54">Initialisierung nimmt nun auch einen string als namen für den Init, ob der Variable Container expanded sein soll und ein IEnumerable&lt;VarPreset&gt; als Default-Variablen</text:p>
            </text:list-item>
          </text:list>
        </text:list-item>
        <text:list-item>
          <text:p text:style-name="P54">Sprite für Config hinzugefügt (Zahnrad)</text:p>
          <text:list>
            <text:list-item>
              <text:p text:style-name="P54">Wechsel weg vom Enum war eine gute Idee</text:p>
            </text:list-item>
          </text:list>
        </text:list-item>
        <text:list-item>
          <text:p text:style-name="P31">Button-Creation-Code überarbeitet</text:p>
          <text:list>
            <text:list-item>
              <text:p text:style-name="P54">Hatte vorher eine SEHR lange Signatur, hab das ganze nun, da es eh eine lokale Methode war, mit ein paar lokalen Variablen verkürzt</text:p>
            </text:list-item>
          </text:list>
        </text:list-item>
        <text:list-item>
          <text:p text:style-name="P54">Bug gefixt, wo beim Renaming einer Matrix, wenn das Feld am Ende leer war, NICHT das erwartete Verhalten eintrat (Namen nicht ändern, Inputfield trotzdem schließen)</text:p>
          <text:list>
            <text:list-item>
              <text:p text:style-name="P5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4">Matrix Configs haben jetzt Descriptions</text:p>
        </text:list-item>
        <text:list-item>
          <text:p text:style-name="P54"><text:span text:style-name="T1">BottomLog</text:span> erstellt, weil die Descriptions DORT dargestellt werden sollen (Müssen ja irgendwo stehen, wenn man die Wahl treffen will)</text:p>
          <text:list>
            <text:list-item>
              <text:p text:style-name="P54">Momentan eine Menge Placeholder-Code, aber es wird noch. Das Display am unteren Bildschirmrand funktioniert definitiv schon einmal</text:p>
            </text:list-item>
            <text:list-item>
              <text:p text:style-name="P54">Soll später ein tatsächliches Log haben, wo man eventuelle Fehlermeldungen (z.B. wenn ein User-Modell nicht geladen werden konnte) nachlesen kann</text:p>
            </text:list-item>
            <text:list-item>
              <text:p text:style-name="P54">Soll auch einen Tracker haben, damit man weiß, wie viele Fehler z.B. passiert sind</text:p>
            </text:list-item>
          </text:list>
        </text:list-item>
        <text:list-item>
          <text:p text:style-name="P54"><text:span text:style-name="T1">UIMatrixConfigPicker</text:span> erstellt</text:p>
          <text:list>
            <text:list-item>
              <text:p text:style-name="P54">Wollte erst ein fancy Fullscreenmenü machen, dachte mir aber, dass es ÜBERHAUPT nicht passt, also habe ich mich für ein normales Foldout (?) entschieden</text:p>
              <text:list>
                <text:list-item>
                  <text:p text:style-name="P54">Selbst programmiert natürlich</text:p>
                </text:list-item>
              </text:list>
            </text:list-item>
            <text:list-item>
              <text:p text:style-name="P54">Hovern über einer Option zeigt die Beschreibung im BottomLog an</text:p>
            </text:list-item>
            <text:list-item>
              <text:p text:style-name="P5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4">Buttons haben wechselnde Hintergrundfarbe, um unterscheidbar zu sein (UI/UX-Design yo)</text:p>
            </text:list-item>
            <text:list-item>
              <text:p text:style-name="P5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4">Mehr Matrix Configs erstellt</text:p>
          <text:list>
            <text:list-item>
              <text:p text:style-name="P54">Rotation in Euler Rotation (ZXY) umbenannt, weil mehr Rotationsmatrizen gekommen sind</text:p>
              <text:list>
                <text:list-item>
                  <text:p text:style-name="P54">X, Y und Z Euler</text:p>
                </text:list-item>
                <text:list-item>
                  <text:p text:style-name="P54">Plan: Die Vektorbasisangelegenheit, wie auch immer der richtige Begriff dafür ist. (View-Matrix)</text:p>
                </text:list-item>
                <text:list-item>
                  <text:p text:style-name="P54">Plan für noch mehr Matrizen (Projection definitiv, LookAt für manuellen Modus)</text:p>
                </text:list-item>
              </text:list>
            </text:list-item>
          </text:list>
        </text:list-item>
        <text:list-item>
          <text:p text:style-name="P54">Usability bzw LernEffekt: Flash für geupdatete Matrixfelder</text:p>
          <text:list>
            <text:list-item>
              <text:p text:style-name="P54">Implementiert, indem der string vorher und nachher verglichen wird. Wird es also nicht merken, wenn der Wert von 0.0001 auf 0.0002 geht</text:p>
            </text:list-item>
            <text:list-item>
              <text:p text:style-name="P5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7938447063284668162" text:style-name="L27">
        <text:list-item>
          <text:p text:style-name="P55">Mehr BottomLog</text:p>
          <text:list>
            <text:list-item>
              <text:p text:style-name="P55">Nachrichten können jetzt getimed sein (für kurze "Fehler"-meldungen z.B.)</text:p>
            </text:list-item>
          </text:list>
        </text:list-item>
        <text:list-item>
          <text:p text:style-name="P55">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5">Matrix transponieren/invertieren spiegelt sich nun im Namen der Matrix wieder</text:p>
          <text:list>
            <text:list-item>
              <text:p text:style-name="P55">Wenn zwei mal transponieren, ist der Name wieder normal</text:p>
            </text:list-item>
            <text:list-item>
              <text:p text:style-name="P55">Aber, wenn das "(Transposed)" auch nur ein kleines bisschen verändert wird, steht zwei mal "(Transposed)" da...</text:p>
            </text:list-item>
            <text:list-item>
              <text:p text:style-name="P55">Ist aber egal...</text:p>
            </text:list-item>
          </text:list>
        </text:list-item>
        <text:list-item>
          <text:p text:style-name="P55">Matrix auf Identity setten benennt sie "New Matrix"</text:p>
          <text:list>
            <text:list-item>
              <text:p text:style-name="P55">ABER Identity-config laden nennt sie "Identity" (Identity Config erstellt)</text:p>
            </text:list-item>
          </text:list>
        </text:list-item>
        <text:list-item>
          <text:p text:style-name="P55">Button-Hover BottomLog Teil aus Configpicker extrahiert und als eigenes (etwas generischeres) Skript neu geboren</text:p>
          <text:list>
            <text:list-item>
              <text:p text:style-name="P55">Wird nun von Pickerbuttons und Matrix Control-Buttons verwendet</text:p>
            </text:list-item>
          </text:list>
        </text:list-item>
        <text:list-item>
          <text:p text:style-name="P55">Extensions für Uniform LocalScale eines Transforms. Beschwert sich, wenn die Scale nicht uniform ist und gibt dann den Durchschnitt aus</text:p>
        </text:list-item>
        <text:list-item>
          <text:p text:style-name="P55">Integration vorbereitet</text:p>
          <text:list>
            <text:list-item>
              <text:p text:style-name="P55">MatrixScreen instanziiert nun Matrix</text:p>
            </text:list-item>
            <text:list-item>
              <text:p text:style-name="P55">UIMatrix hat Referenz zu nonserialized public MatrixScreen und ruft die entsprechenden Methoden (MoveLeft, MoveRight, ...) (nur Skelette momentan) auf (mit Nullcheck, damit die Testszene nicht kaputtgeht)</text:p>
            </text:list-item>
            <text:list-item>
              <text:p text:style-name="P5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5">GameObjectEnabler, damit ich manche Canvases, die wichtige Setups in Awake machen, <text:soft-page-break/>trotzdem in der Szene disablen kann, ohne jedes Mal beim PlayMode entern Fehler zu bekommen</text:p>
        </text:list-item>
        <text:list-item>
          <text:p text:style-name="P55">Config Picker verhält sich jetzt noch mehr wie ein Foldout, indem der verbleibende Platz links/rechts/oben/unten in Betracht gezogen wird, wenn die Box erscheint (Pivot wird gesetzt)</text:p>
        </text:list-item>
        <text:list-item>
          <text:p text:style-name="P55">Sehr <text:span text:style-name="T1">müde/fertig</text:span> (und leichte Kopfschmerzen) aus irgendeinem Grund (gestern Nacht bei Druckergeräuschen geschlafen -&gt; nicht gut erholt?), daher könnten die Notizen von heute ein wenig komisch sein</text:p>
          <text:list>
            <text:list-item>
              <text:p text:style-name="P55">Hab auch nicht so viel geschafft heute...</text:p>
            </text:list-item>
          </text:list>
        </text:list-item>
      </text:list>
      <text:p text:style-name="Standard"/>
      <text:p text:style-name="P5">03.12.19</text:p>
      <text:p text:style-name="P5"/>
      <text:list xml:id="list4493348986412434528" text:style-name="L28">
        <text:list-item>
          <text:p text:style-name="P56">Alle UIMatrix... Skripte in "UIMatrices" namespace geschoben und den Präfix vom Skriptnamen entfernt (erinnerte mich an Praktikum mit SpeechMinigame etc)</text:p>
          <text:list>
            <text:list-item>
              <text:p text:style-name="P56">Nur Config durfte MatrixConfig heißen (UI ist trozudem weg)</text:p>
            </text:list-item>
          </text:list>
        </text:list-item>
        <text:list-item>
          <text:p text:style-name="P56"><text:span text:style-name="T1">Matrix Field Viewer und Editor</text:span> (nicht UnityEditor oder CustomEditor, blöde Namen...)</text:p>
          <text:list>
            <text:list-item>
              <text:p text:style-name="P56">Ist auf der Overlay Canvas zu finden</text:p>
            </text:list-item>
            <text:list-item>
              <text:p text:style-name="P56">"Field Viewer" hat "Field Viewer Fields" (TOLLE Namen...), welche den berechneten Wert im gleichen Farbschema der Matrix und die dazugehörige Expression darstellen, sowie die Button-Klicks an den Viewer weiterleiten</text:p>
            </text:list-item>
            <text:list-item>
              <text:p text:style-name="P56">Generationscode für Viewer fields ist SELBER wie in UIMatrix, lohnt sich aber nicht, herauszuabstrahieren für reduzierte Code-Duplication...</text:p>
            </text:list-item>
            <text:list-item>
              <text:p text:style-name="P56">Expression evaluaten und in eingefärbden String verwandeln ist jetzt public Methode der UIMatrix, damit der Viewer sie auch benutzen kann (kleines Bisschen Refactoring...)</text:p>
            </text:list-item>
            <text:list-item>
              <text:p text:style-name="P56">UIMatrix[i] (instanzmethode) gibt nun direkten read-only-Zugriff auf die Expressions</text:p>
            </text:list-item>
            <text:list-item>
              <text:p text:style-name="P56">Color.AlphaOver Extension (kurz darüber nachgedacht, wie Alpha-Kanal gehandlet werden muss, habe ich für geclampte Summe entschieden, scheint korrekt zu sein für's erste...)</text:p>
            </text:list-item>
            <text:list-item>
              <text:p text:style-name="P56">Versucht Array.IndexOf-Extension zu schreiben, aber scheinbar ist == mit T und T nicht erlaubt?</text:p>
            </text:list-item>
            <text:list-item>
              <text:p text:style-name="P56">Editor in einem Stück geschrieben und lief sogar beim ersten Test (es ist jetzt 4:30)</text:p>
              <text:list>
                <text:list-item>
                  <text:p text:style-name="P56">Kleine Probleme wie nur Teilweise geladene Farben etc und das Layout ist auch noch nicht perfekt, aber es funktioniert (scheinbar. Nur ein Mal ganz kurz getestet...)</text:p>
                </text:list-item>
              </text:list>
            </text:list-item>
          </text:list>
        </text:list-item>
        <text:list-item>
          <text:p text:style-name="P56"><text:span text:style-name="T1">Riesiger Haufen Code heute, nur 4 Commits </text:span>(2 von denen sind minimal...) und nur das bisschen Bericht hier...</text:p>
          <text:list>
            <text:list-item>
              <text:p text:style-name="P56">Design auf Papier (wie bisher auch schon immer)</text:p>
            </text:list-item>
          </text:list>
        </text:list-item>
        <text:list-item>
          <text:p text:style-name="P5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6"><text:span text:style-name="T1">Idee : Foldouts (Config Picker) abstrahieren</text:span>, weil ich sie eventuell noch öfter brauche...</text:p>
          <text:list>
            <text:list-item>
              <text:p text:style-name="P56">Statt ConfigPicker.Open eher Foldout.Create(...)</text:p>
            </text:list-item>
          </text:list>
        </text:list-item>
      </text:list>
      <text:p text:style-name="Standard"/>
      <text:p text:style-name="P9">04.12.19</text:p>
      <text:p text:style-name="Standard"/>
      <text:list xml:id="list8813051699807653356" text:style-name="L29">
        <text:list-item>
          <text:p text:style-name="P33">MEILENSTEIN: UIMatrix ist basically fertig</text:p>
          <text:list>
            <text:list-item>
              <text:p text:style-name="P57">Den Variable Editor von gestern fertiggestellt</text:p>
              <text:list>
                <text:list-item>
                  <text:p text:style-name="P57">Alles, was Farben braucht, hat jetzt Farben</text:p>
                </text:list-item>
                <text:list-item>
                  <text:p text:style-name="P57">Die Buttons sind korrekt gespaced</text:p>
                </text:list-item>
                <text:list-item>
                  <text:p text:style-name="P57">Die Buttons sind jetzt auf einem ScrollView (ScrollRect), weil bei 640x480 nicht <text:soft-page-break/>alle auf den Bildschirm gepasst haben</text:p>
                </text:list-item>
                <text:list-item>
                  <text:p text:style-name="P57">Für Usability und hübsches Design bleiben die Header immer sichtbar oben</text:p>
                </text:list-item>
              </text:list>
            </text:list-item>
          </text:list>
        </text:list-item>
        <text:list-item>
          <text:p text:style-name="P57">Als nächstes : Die "MatrixGroups" und dass der MatrixScreen die Matrices benutzt und weighted (hätte es gern auch an den Matritzen sichtbar, wie sie geweighted sind)</text:p>
        </text:list-item>
        <text:list-item>
          <text:p text:style-name="P57">Und für Usability es ermöglicht, Funktionen auch mit Leerzeichen zwischen Namen und Parameterliste aufzurufen </text:p>
          <text:list>
            <text:list-item>
              <text:p text:style-name="P57">Vorher nur "sin(x)" oder "sin( <text:s text:c="3"/>x <text:s text:c="2"/>)"</text:p>
            </text:list-item>
            <text:list-item>
              <text:p text:style-name="P57">Jetzt auch "sin <text:s text:c="3"/>(x)"</text:p>
            </text:list-item>
          </text:list>
        </text:list-item>
      </text:list>
      <text:p text:style-name="Standard"/>
      <text:p text:style-name="P9">05.12.19</text:p>
      <text:p text:style-name="Standard"/>
      <text:list xml:id="list4563169842464144398" text:style-name="L30">
        <text:list-item>
          <text:p text:style-name="P58">InputSystem</text:p>
          <text:list>
            <text:list-item>
              <text:p text:style-name="P58">2 subclasses: subscription und keyevent</text:p>
            </text:list-item>
            <text:list-item>
              <text:p text:style-name="P58">benutzt stack, nur top bekommt the events gesendet</text:p>
            </text:list-item>
            <text:list-item>
              <text:p text:style-name="P58">sehr praktisch für layered ui. jede ebene subscribed, wenn sie geöffnet wird und unsubscribed, wenn sie wieder geschlossen wird</text:p>
            </text:list-item>
            <text:list-item>
              <text:p text:style-name="P5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8">foldouts aus config picker herausabstrahiert</text:p>
          <text:list>
            <text:list-item>
              <text:p text:style-name="P58">benutzen größtenteils den selben code, bekommen aber die details für die buttons von außen (buttonsetup-klasse)</text:p>
            </text:list-item>
            <text:list-item>
              <text:p text:style-name="P58">hat eigene canvas bekommen, weil overlays vielleicht auch foldouts bekommen könnten</text:p>
            </text:list-item>
            <text:list-item>
              <text:p text:style-name="P58">config picker existiert aber noch, er ist jetzt aber rein statisch und kümmert sich darum, die buttonsetups korrekt zu erstellen</text:p>
            </text:list-item>
          </text:list>
        </text:list-item>
        <text:list-item>
          <text:p text:style-name="P58">alte klasse hoverandklickable gelöscht, war einst für die matrix-felder verwendet, bevor ich zu buttons übergegangen bin</text:p>
          <text:list>
            <text:list-item>
              <text:p text:style-name="P58">könnte aber jetzt sein, dass ich doch so etwas benötige, weil ich die buttons gern rechtslickbar hätte, damit man direkt zum editing der felder gehen kann</text:p>
            </text:list-item>
          </text:list>
        </text:list-item>
        <text:list-item>
          <text:p text:style-name="P58">prefab dropper</text:p>
          <text:list>
            <text:list-item>
              <text:p text:style-name="P58">wieder inspritation von mesmer, viele canvases und andere prefabs, die im scene view vielleicht im weg sein könnten, daher einfach als prefab und in prefab dropper packen, der sie bei awake in die szene packt</text:p>
            </text:list-item>
            <text:list-item>
              <text:p text:style-name="P58">dazu noch ein interface, falls eine klasse ein callback haben möchte, wenn alle prefabs gedroppt sind (bei mesmer z.B. minimap. Wurde dann initialisiert, weil dann alle dependencies in der szene waren)</text:p>
            </text:list-item>
          </text:list>
        </text:list-item>
        <text:list-item>
          <text:p text:style-name="P58">alpha over berechnung gefixt (wikipedia)</text:p>
        </text:list-item>
        <text:list-item>
          <text:p text:style-name="P58">neuer sprite für matrixmultiplikation und sprite für configs überarbeitet</text:p>
          <text:list>
            <text:list-item>
              <text:p text:style-name="P58">1) um mich morgen dazu zu bringen, endlich matrixmultiplikation zu implementieren</text:p>
            </text:list-item>
            <text:list-item>
              <text:p text:style-name="P5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8">TODO: matrix multiplikation, matrix groups (brauchen nicht mal klasse), slider, kameras, die die matritzen tatsächlich nutzen</text:p>
        </text:list-item>
      </text:list>
      <text:p text:style-name="Standard"/>
      <text:p text:style-name="P9">06.12.19</text:p>
      <text:p text:style-name="Standard"/>
      <text:list xml:id="list6712872163859973232" text:style-name="L31">
        <text:list-item>
          <text:p text:style-name="P59">Gestern noch:</text:p>
          <text:list>
            <text:list-item>
              <text:p text:style-name="P59"><text:soft-page-break/>Matrixmultiplikationssprite in UISprites eingearbeitet</text:p>
            </text:list-item>
            <text:list-item>
              <text:p text:style-name="P59">Neue Extension, um RectTransform.anchorMin und -Max als eins zu setzen (anker als Punkt)</text:p>
            </text:list-item>
            <text:list-item>
              <text:p text:style-name="P59">MatrixGroups erstellt</text:p>
              <text:list>
                <text:list-item>
                  <text:p text:style-name="P59">Hat Referenzen zu allen enthaltenen Matritzen</text:p>
                </text:list-item>
                <text:list-item>
                  <text:p text:style-name="P59">Kümmern sich ums Resizen, bieten ein wenig Funktionalität (Zugriff auf Matritzen, ob sie in DIESER Gruppe sind, z.B.)</text:p>
                </text:list-item>
                <text:list-item>
                  <text:p text:style-name="P59">Erledigen auch das tatsächliche Löschen und Kreieren von Matritzen</text:p>
                </text:list-item>
                <text:list-item>
                  <text:p text:style-name="P59">Matritzen haben auch Feld, das auf ihre aktuelle Gruppe zeigt (bissl redundant, aber hey...)</text:p>
                </text:list-item>
                <text:list-item>
                  <text:p text:style-name="P59">Es MUSS immer mindestens eine Matrix in einer Gruppe geben. Wenn alle gelöscht oder wegbewegt werden, verbleibt eine Identity-Matrix</text:p>
                </text:list-item>
              </text:list>
            </text:list-item>
            <text:list-item>
              <text:p text:style-name="P59">MatrixGroup getestet (Adden und Löschen zumindest...)</text:p>
            </text:list-item>
          </text:list>
        </text:list-item>
        <text:list-item>
          <text:p text:style-name="P59">Heute:</text:p>
          <text:list>
            <text:list-item>
              <text:p text:style-name="P59">Gruppen für Kamera und Modell in MatrixScreen erstellt</text:p>
            </text:list-item>
            <text:list-item>
              <text:p text:style-name="P59">Limit für Menge an Matrizen (es gibt ein Limit für die Anzahl an Variablen, warum also nicht auch für Matritzen?)</text:p>
              <text:list>
                <text:list-item>
                  <text:p text:style-name="P59">Property für's Blockieren des Add-Buttons in UIMatrix</text:p>
                </text:list-item>
              </text:list>
            </text:list-item>
            <text:list-item>
              <text:p text:style-name="P59">Matrix Groups haben jetzt auch ihre einen Einträge im ColorScheme</text:p>
            </text:list-item>
            <text:list-item>
              <text:p text:style-name="P59">Altes Unity.Text und TMP.TextMeshProUGUI von Matrix Screen entfernt...</text:p>
            </text:list-item>
            <text:list-item>
              <text:p text:style-name="P59">Mehr Configs erstellt</text:p>
              <text:list>
                <text:list-item>
                  <text:p text:style-name="P59">Perspective Projection (selbsterklärend)</text:p>
                </text:list-item>
                <text:list-item>
                  <text:p text:style-name="P59">"Rebase" (Rotationsmatrix, aber statt Winkeln und Sinus etc. einfach nur 3 neue Basisvektoren)</text:p>
                </text:list-item>
                <text:list-item>
                  <text:p text:style-name="P59">Inverse Translation (spart es mir, für die Kamera spezifisch -xPos etc zu machen)</text:p>
                </text:list-item>
              </text:list>
            </text:list-item>
            <text:list-item>
              <text:p text:style-name="P59">Der Matrix Screen generiert alle Matritzen und die <text:span text:style-name="T1">Farben sehen echt nice aus</text:span> (selbst das Identity-Rot gefällt mir...)</text:p>
            </text:list-item>
            <text:list-item>
              <text:p text:style-name="P59">Kleinen Bug gefixt, wo den Field Editor via escape verlassen nicht die BottomLog-Nachricht hat veschwinden lassen (kein PointerExit scheinbar beim Deaktivieren von Buttons...)</text:p>
            </text:list-item>
            <text:list-item>
              <text:p text:style-name="P59">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9">Matrix Moving implementiert</text:p>
              <text:list>
                <text:list-item>
                  <text:p text:style-name="P59">Bugs gefixt, die natürlich drin waren</text:p>
                </text:list-item>
              </text:list>
            </text:list-item>
            <text:list-item>
              <text:p text:style-name="P59">Code n bissl aufgeräumt</text:p>
              <text:list>
                <text:list-item>
                  <text:p text:style-name="P59">blockAddButton, blockMoveLeft, etc benutzen nun eine <text:span text:style-name="T1">Methode mit ref, um Codeduplikation zu verringern</text:span></text:p>
                </text:list-item>
                <text:list-item>
                  <text:p text:style-name="P59"><text:span text:style-name="T1">if(x){foo.bar = true;} mäßigen Code mit foo.bar = x ersetzt</text:span>, weil ich jetzt ein big boi bin...</text:p>
                </text:list-item>
              </text:list>
            </text:list-item>
            <text:list-item>
              <text:p text:style-name="P59">Delete Block hinzugefügt, könnte evtl wieder verschwinden</text:p>
            </text:list-item>
            <text:list-item>
              <text:p text:style-name="P59">Zum Testen schonmal (und um meine Konzepte für wie es passieren sollte nicht zu vergessen) eingebaut, dass die non-external Camera ihre Matrixfelder setzt</text:p>
              <text:list>
                <text:list-item>
                  <text:p text:style-name="P59">Dank public consts kein "Raten" für die Variablennamen</text:p>
                </text:list-item>
                <text:list-item>
                  <text:p text:style-name="P5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6888959339848204152" text:style-name="L32">
        <text:list-item>
          <text:p text:style-name="P60">Matritzen haben jetzt eine "weight" property (lerpt den finalen matrixwert zwischen dem tatächlichen wert und der einheitsmatrix)</text:p>
          <text:list>
            <text:list-item>
              <text:p text:style-name="P60">Matrix4x4.Lerp existiert nicht und Extension wollte ich nicht machen, da Lerp in der Regel statisch sein sollte -&gt; Lokal Feld für Feld Mathf.Lerp(a, b, t)...</text:p>
            </text:list-item>
            <text:list-item>
              <text:p text:style-name="P60">Weight zeigt sich im Header. Extensions für Luminance, da der header von links nach rechts von grau zu farbig wird, je nach weight.</text:p>
            </text:list-item>
          </text:list>
        </text:list-item>
        <text:list-item>
          <text:p text:style-name="P60">UI hat nun Borders</text:p>
          <text:list>
            <text:list-item>
              <text:p text:style-name="P60">Völlig ohne Scham von Blender geklaut (die Idee... und das Farbschema...)</text:p>
            </text:list-item>
            <text:list-item>
              <text:p text:style-name="P60">Sieht 1000-Mal besser aus</text:p>
            </text:list-item>
          </text:list>
        </text:list-item>
        <text:list-item>
          <text:p text:style-name="P60">Rendering über UI-Matrices statt GLMatrixCreator</text:p>
          <text:list>
            <text:list-item>
              <text:p text:style-name="P60">MatrixGroups können Produkt aller ihrer Matritzen bereitstellen</text:p>
            </text:list-item>
            <text:list-item>
              <text:p text:style-name="P60">Erster Test mit Modelmatrix</text:p>
            </text:list-item>
            <text:list-item>
              <text:p text:style-name="P6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0">View-Matrix war falsch herum ("rot * pos" statt "pos * rot")</text:p>
            </text:list-item>
          </text:list>
        </text:list-item>
        <text:list-item>
          <text:p text:style-name="P60">FreeMode/NonFreeMode zunächst via Shortcut implementiert</text:p>
          <text:list>
            <text:list-item>
              <text:p text:style-name="P6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0">Matrix Screen komplett unabhängig gemacht</text:p>
          <text:list>
            <text:list-item>
              <text:p text:style-name="P60">MeshRenderer-Referenz entfernt, direkt ein Mesh als Feld</text:p>
            </text:list-item>
            <text:list-item>
              <text:p text:style-name="P60">MatrixScreen spricht nun mit den CamControllern, statt den Kameras</text:p>
            </text:list-item>
            <text:list-item>
              <text:p text:style-name="P60">CamController instanziieren die Kameras, statt sie aus der Szene zu referezieren</text:p>
            </text:list-item>
            <text:list-item>
              <text:p text:style-name="P60">Init-Chain vom MatrixScreen zu den Kameras herunter</text:p>
            </text:list-item>
          </text:list>
        </text:list-item>
        <text:list-item>
          <text:p text:style-name="P60">Cam Controller UI</text:p>
          <text:list>
            <text:list-item>
              <text:p text:style-name="P60">Mehr Extensions für RectTransforms (vector2s als 2 floats setzen (rt.SetPivot(x, y) statt rt.pivot = new Vector2(x, y)))</text:p>
            </text:list-item>
            <text:list-item>
              <text:p text:style-name="P60">new GameObject für gesamtes UI</text:p>
            </text:list-item>
            <text:list-item>
              <text:p text:style-name="P60">Sprites erstellt, erst in 256px, dann auf 30px heruntergescaled, damit sie besser aussehen (Unity scheint keine mipmaps für sprites zu erstellen...)</text:p>
            </text:list-item>
            <text:list-item>
              <text:p text:style-name="P60">Alle möglichen Optionen für Kameras (Liste schon vor Wochen erstellt...)</text:p>
              <text:list>
                <text:list-item>
                  <text:p text:style-name="P60">Wireframe an/aus, Floor an/aus, Origin an/aus, x-ray, Kamera zeigen/verstecken, Clip-Box an/aus, Cullingvis an/aus</text:p>
                </text:list-item>
              </text:list>
            </text:list-item>
          </text:list>
        </text:list-item>
        <text:list-item>
          <text:p text:style-name="P60">Wireframe verbessert</text:p>
          <text:list>
            <text:list-item>
              <text:p text:style-name="P60">Vorher waren die Wireframe lines ohne ZWrite (gab sonst hässliches Flickern von Origin und Grid Floor)</text:p>
            </text:list-item>
            <text:list-item>
              <text:p text:style-name="P60">Nachteil: Keine Tiefeninformation aus overlap</text:p>
            </text:list-item>
            <text:list-item>
              <text:p text:style-name="P60">Lösung: Zwrite an, wenn origin gezeichnet, dann DEN Teil aus grid floor auslassen</text:p>
            </text:list-item>
            <text:list-item>
              <text:p text:style-name="P60">Funktioniert wunderbar</text:p>
            </text:list-item>
          </text:list>
        </text:list-item>
        <text:list-item>
          <text:p text:style-name="P60">TODO: der weights slider endlich</text:p>
        </text:list-item>
      </text:list>
      <text:p text:style-name="Standard"><text:soft-page-break/></text:p>
      <text:p text:style-name="P9">08.12.19</text:p>
      <text:p text:style-name="Standard"/>
      <text:list xml:id="list7064104817310058" text:style-name="L33">
        <text:list-item>
          <text:p text:style-name="P61">Reset Button für Render-Windows eingefügt</text:p>
          <text:list>
            <text:list-item>
              <text:p text:style-name="P61">Weil Button statt Toggle, leicht anderer Code</text:p>
            </text:list-item>
            <text:list-item>
              <text:p text:style-name="P61">Also den identischen Teil aus der Toggle-Generation-Methode herausgezogen und für beide benutzt</text:p>
            </text:list-item>
            <text:list-item>
              <text:p text:style-name="P61">Auch Reset Sprite in PS erstellt (duh)</text:p>
            </text:list-item>
          </text:list>
        </text:list-item>
        <text:list-item>
          <text:p text:style-name="P61">"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1">Sollte zentral und auffällig sein, aber nicht im Weg / störend</text:p>
            </text:list-item>
            <text:list-item>
              <text:p text:style-name="P61">Also in der Mitte, aber expandend beim Hovern (wie windows taskleiste, wenn man sie entsprechend eingestellt hat...)</text:p>
            </text:list-item>
            <text:list-item>
              <text:p text:style-name="P61">Das Area enhält auch den Free-Mode-Toggle</text:p>
              <text:list>
                <text:list-item>
                  <text:p text:style-name="P61">Ebenso extrem wichtig, also nicht in irgendeine Ecke verstecken</text:p>
                </text:list-item>
                <text:list-item>
                  <text:p text:style-name="P61">Erst als Button implementiert, aber dann ist mir eingefallen, dass es doch ein Toggle sein sollte, der Einfachheit halber...</text:p>
                </text:list-item>
                <text:list-item>
                  <text:p text:style-name="P61">Sieht auch besser aus</text:p>
                </text:list-item>
              </text:list>
            </text:list-item>
            <text:list-item>
              <text:p text:style-name="P61"><text:span text:style-name="T1">Kein new GameObject(...) hier, </text:span>nur ein rigoroses Repositionieren und Skalieren von RectTransforms</text:p>
              <text:list>
                <text:list-item>
                  <text:p text:style-name="P35">Erste Benutzung von TextMeshProUGUI.preferredWidth?</text:p>
                </text:list-item>
                <text:list-item>
                  <text:p text:style-name="P61">Wichtig hier, weil Text TEIL des Elements ist und nicht Anfang oder Ende (seitlich gesehen)</text:p>
                </text:list-item>
              </text:list>
            </text:list-item>
            <text:list-item>
              <text:p text:style-name="P61">Weights implementiert</text:p>
              <text:list>
                <text:list-item>
                  <text:p text:style-name="P61">Erster Gedanke war als Eigenschaft der Matritzen, dass sie selbst ein Ziel bekommen und dahin lerpen</text:p>
                </text:list-item>
                <text:list-item>
                  <text:p text:style-name="P61">Zweiter Gedanke war als float-Array</text:p>
                </text:list-item>
                <text:list-item>
                  <text:p text:style-name="P35">Wollte aber, dass maximal eine Matrix teilweise geweighted ist</text:p>
                </text:list-item>
                <text:list-item>
                  <text:p text:style-name="P6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1">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1">Matrix Group Header machen das Gleiche wie die Matritzen mit dem Luminanzsliderheader und der Outline</text:p>
            </text:list-item>
          </text:list>
        </text:list-item>
        <text:list-item>
          <text:p text:style-name="P61">Hatte Kamera-Wire drawing falsch herum (otherCam.inverse * unweighted) statt (unweighted.inverse * otherCam)</text:p>
        </text:list-item>
        <text:list-item>
          <text:p text:style-name="P61">Usability verbessert, indem hoverbares Gebiet des Slider-Areas immer das Gleiche ist (statt nur dem Bisschen, das sichtbar war)</text:p>
          <text:list>
            <text:list-item>
              <text:p text:style-name="P61">Effektiv das Gleiche wie immer sichtbar, sieht aber sauberer aus und ist auffälliger, wenn man aus Versehen über die Bildschirmmitte hovert)</text:p>
            </text:list-item>
          </text:list>
        </text:list-item>
        <text:list-item>
          <text:p text:style-name="P61">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1">Supersimpel über InputSystem</text:p>
            </text:list-item>
          </text:list>
        </text:list-item>
        <text:list-item>
          <text:p text:style-name="P61"><text:soft-page-break/>Scrollbare InputFields (einfaches Inkrementieren der Felder, statt Klick -&gt; Wert -&gt; Enter -&gt; Repeat</text:p>
        </text:list-item>
        <text:list-item>
          <text:p text:style-name="P61">Movement der Kameras und des Matrix-Pan-RTs geclampt</text:p>
          <text:list>
            <text:list-item>
              <text:p text:style-name="P61">Kameras waren vorher schon near-Plane limitiert</text:p>
            </text:list-item>
            <text:list-item>
              <text:p text:style-name="P61">Jetzt auch 2 * farPlane als Limit. 2 Mal, weil 1 Mal n bissl nah ist...</text:p>
            </text:list-item>
            <text:list-item>
              <text:p text:style-name="P61">Für Pan interessantes Problem: bounds berechnet via min und max von rect.position der Kinder. Das als Clamp für die AnchoredPosition zu nehmen, ist aber auf der x-Achse gespiegelt</text:p>
              <text:list>
                <text:list-item>
                  <text:p text:style-name="P61"><text:span text:style-name="T1">Also: -clamp(-anchored.x, minX, maxX)</text:span> </text:p>
                </text:list-item>
              </text:list>
            </text:list-item>
          </text:list>
        </text:list-item>
        <text:list-item>
          <text:p text:style-name="P61">Maximale Matrix- Und Variablenanzahl auf 16 erhöht (schöne "runde" Zahl und 16 passt noch gerade so auf den Bildschirm bei 640x480px (dem Unity-Minimum)</text:p>
        </text:list-item>
        <text:list-item>
          <text:p text:style-name="P6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3271139333799554318" text:style-name="L34">
        <text:list-item>
          <text:p text:style-name="P62">Morgen Treffen mit Lenz, also noch ein paar Verbesserungen und Build erstelltn</text:p>
        </text:list-item>
        <text:list-item>
          <text:p text:style-name="P62">Verbesserungen:</text:p>
          <text:list>
            <text:list-item>
              <text:p text:style-name="P62">Field Editing Screen</text:p>
              <text:list>
                <text:list-item>
                  <text:p text:style-name="P62">Solider Hintergrund. Das halbtransparente schwarze Ding war nicht genug. </text:p>
                </text:list-item>
                <text:list-item>
                  <text:p text:style-name="P62">Label über's Input Field gepackt, Input Field Text größer gemacht, Editinghinweis dunkler gemacht</text:p>
                </text:list-item>
                <text:list-item>
                  <text:p text:style-name="P62">Input Field Hintergrund ist nun immer sichtbar</text:p>
                </text:list-item>
                <text:list-item>
                  <text:p text:style-name="P62">Inserting Funktioniert nun richtig</text:p>
                  <text:list>
                    <text:list-item>
                      <text:p text:style-name="P62">Text wird am Caret insertet</text:p>
                    </text:list-item>
                    <text:list-item>
                      <text:p text:style-name="P62">Caret wird dann zum Ende bewegt und selektiert nicht mehr alles</text:p>
                    </text:list-item>
                    <text:list-item>
                      <text:p text:style-name="P62">Sachen wie pi() und e() schließen die Klammern automatisch</text:p>
                    </text:list-item>
                  </text:list>
                </text:list-item>
              </text:list>
            </text:list-item>
            <text:list-item>
              <text:p text:style-name="P62">Mehr Flasher</text:p>
              <text:list>
                <text:list-item>
                  <text:p text:style-name="P62">FieldFlasher aus UIMatrix herausgezogen und in ImageFlasher umbenannt (sonst keine Änderungen im Code notwendig)</text:p>
                </text:list-item>
                <text:list-item>
                  <text:p text:style-name="P62">BottomLog flasht bei Message</text:p>
                </text:list-item>
                <text:list-item>
                  <text:p text:style-name="P62">Field Viewer flasht soeben verlassenes Feld (Flash dauert ein bisschen länger, weil der Bereich größer ist...)</text:p>
                </text:list-item>
              </text:list>
            </text:list-item>
            <text:list-item>
              <text:p text:style-name="P62">Wireframe ist nun doch verlinkt (wenn eine Kamera wireframe, dann beide)</text:p>
            </text:list-item>
            <text:list-item>
              <text:p text:style-name="P62">CustomGLCamera ein bisschen refactored</text:p>
              <text:list>
                <text:list-item>
                  <text:p text:style-name="P62">GLDraw(int mode, action drawAction), um weniger Begin und End zuhaben, plus es ist sicherer</text:p>
                </text:list-item>
                <text:list-item>
                  <text:p text:style-name="P62">DrawWithNewMVPMatrix, um das Push und Pop zu managen</text:p>
                  <text:list>
                    <text:list-item>
                      <text:p text:style-name="P62">Gelernt, dass Push die Matritzen auf den Stack bewegt, statt zu kopieren</text:p>
                    </text:list-item>
                  </text:list>
                </text:list-item>
              </text:list>
            </text:list-item>
            <text:list-item>
              <text:p text:style-name="P62">Wire Floor und Origin der anderen Kamera werden nun auch in der externen Kamera gezeichnet, um die PERSPEKTIVISCHE Verzerrung sichtbarer zu machen</text:p>
            </text:list-item>
            <text:list-item>
              <text:p text:style-name="P62">Statt Unity's "Hidden/Internal-Colored" jetzt eigene Variante, die auch Culling kann</text:p>
              <text:list>
                <text:list-item>
                  <text:p text:style-name="P62">Für Wireframe Object, den Grid Floor und Origin z.B.</text:p>
                </text:list-item>
              </text:list>
            </text:list-item>
            <text:list-item>
              <text:p text:style-name="P62">FreeMode-Toggle endlich Checkmark gegeben</text:p>
            </text:list-item>
            <text:list-item>
              <text:p text:style-name="P62">Renderkameralabel zeigt an, wenn es locked ist</text:p>
            </text:list-item>
            <text:list-item>
              <text:p text:style-name="P62"><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2">Build erstellt</text:p>
          <text:list>
            <text:list-item>
              <text:p text:style-name="P36">Problem: Linienshader wurde nicht gefunden (nicht im Build enthalten)</text:p>
            </text:list-item>
            <text:list-item>
              <text:p text:style-name="P62">Lösung: Serialized Feld in der Kamera für das Shader-Asset</text:p>
            </text:list-item>
            <text:list-item>
              <text:p text:style-name="P62">Problem: Culling Vis und meine beleuchtung funktionierten nicht</text:p>
            </text:list-item>
            <text:list-item>
              <text:p text:style-name="P6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7704957467867231066" text:style-name="L35">
        <text:list-item>
          <text:p text:style-name="P63">Mit Lenz getroffen</text:p>
          <text:list>
            <text:list-item>
              <text:p text:style-name="P63">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3">Linksklick panning war einfach, war im Matrix-Window eh nicht benutzt</text:p>
        </text:list-item>
        <text:list-item>
          <text:p text:style-name="P63">OpenGL-Modus war THEORETISCH auch einfach. Einfach alle Matritzen transponieren (und auch beim import direkt transponieren), die Darstellung umkehren und die Outputmatritzen NICHT transponieren</text:p>
          <text:list>
            <text:list-item>
              <text:p text:style-name="P63">Praxis: Wollte den selben Overlay-Code der CamController nutzen</text:p>
            </text:list-item>
            <text:list-item>
              <text:p text:style-name="P63">Also erst WindowDresser herausgezogen</text:p>
              <text:list>
                <text:list-item>
                  <text:p text:style-name="P63"><text:span text:style-name="T1">COMPOSITION</text:span>!!!!</text:p>
                </text:list-item>
                <text:list-item>
                  <text:p text:style-name="P63">Hat Referenz zur Font für's Label</text:p>
                </text:list-item>
                <text:list-item>
                  <text:p text:style-name="P63">Funktioniert ähnlich zu GL mit Begin und End</text:p>
                </text:list-item>
                <text:list-item>
                  <text:p text:style-name="P63">Platziert vernünftig gespaced die Buttons/Toggles (kennt weder Buttons, noch Toggles. Nur Circle Images mit Icons)</text:p>
                </text:list-item>
              </text:list>
            </text:list-item>
            <text:list-item>
              <text:p text:style-name="P63">Dann WindowOverlay erstellt, um das Overlay tatsächlich zu generieren (CamController hat nun KEINEN overlay code mehr übrig)</text:p>
              <text:list>
                <text:list-item>
                  <text:p text:style-name="P63"><text:span text:style-name="T1">INHERITANCE</text:span>!!!</text:p>
                </text:list-item>
                <text:list-item>
                  <text:p text:style-name="P63">Dazu kommt, dass beide CamController das GLEICHE (nicht selbe) Overlayscript nutzen</text:p>
                </text:list-item>
              </text:list>
            </text:list-item>
            <text:list-item>
              <text:p text:style-name="P63">Matrix Window konnte dann auch endlich sein eingenes Overlay bekommen</text:p>
              <text:list>
                <text:list-item>
                  <text:p text:style-name="P63">Alles nur für den einen OpenGL-Button (Toggle)</text:p>
                </text:list-item>
              </text:list>
            </text:list-item>
          </text:list>
        </text:list-item>
        <text:list-item>
          <text:p text:style-name="P63">Toggle togglet eine bool-Variable. Wenn diese sich ändert, wird er NonFreeMode aktiviert und eine Flag für den OpenGLMode gesetzt</text:p>
        </text:list-item>
        <text:list-item>
          <text:p text:style-name="P63">Da UIMatrices und UIMatrixGroups eine Referenz zum MatrixScreen haben, war es recht einfach, herauszufinden, ob GL-spezifische Aktionen durchgeführt werden sollten</text:p>
          <text:list>
            <text:list-item>
              <text:p text:style-name="P63">UIMatrix kümmert sich selbst darum, sich heimlich still und leise (ohne es im Titel zu zeigen) zu transponieren</text:p>
            </text:list-item>
            <text:list-item>
              <text:p text:style-name="P63">UIMatrixGroups ordern die Matritzen von rechts nach links und multiplizieren sie rückwärts und der graue Balken geht von rechts nach links</text:p>
            </text:list-item>
            <text:list-item>
              <text:p text:style-name="P63">MatrixScreen vertauscht Kamera- und Model-Gruppe und transponiet die Outputs nicht</text:p>
            </text:list-item>
          </text:list>
        </text:list-item>
        <text:list-item>
          <text:p text:style-name="P63">Notches implementiert, indem der Slider alle Werte duchgeht und an jeder Stelle eine Notch <text:soft-page-break/>gespawnt wird. Einfach, aber es funktioniert</text:p>
          <text:list>
            <text:list-item>
              <text:p text:style-name="P63">TODO: Viel experimentiert (Rechtecke nur einseitig, Dreiecke beidseitig) bis bei finaler Lösung angekommen: Kugeln, die gefüllt werden, wenn die Handle dran vorbei ist</text:p>
            </text:list-item>
          </text:list>
        </text:list-item>
        <text:list-item>
          <text:p text:style-name="P63">Diverse visuelle Veränderungen:</text:p>
          <text:list>
            <text:list-item>
              <text:p text:style-name="P63">Da Windowlabel jetzt auch im matrixscreen, hat das label einen drop shadow bekommen</text:p>
            </text:list-item>
            <text:list-item>
              <text:p text:style-name="P63">Suzanne um 180° gedreht, damit der übergang von der Kamerapositionsmatrix zur Kamerarotationsmatrix nicht mehr so groß ist</text:p>
            </text:list-item>
          </text:list>
        </text:list-item>
      </text:list>
      <text:p text:style-name="Standard"/>
      <text:p text:style-name="P8">11.12.19</text:p>
      <text:p text:style-name="Standard"/>
      <text:list xml:id="list8595419159424387768" text:style-name="L36">
        <text:list-item>
          <text:list>
            <text:list-item>
              <text:p text:style-name="P64">Screenshots von vorherigen Designs für die Notches gemacht</text:p>
            </text:list-item>
            <text:list-item>
              <text:p text:style-name="P64">Dann Notch-Code überarbeitet </text:p>
              <text:list>
                <text:list-item>
                  <text:p text:style-name="P64">Statt Slider-value zu bewegen und die anchoredposition zu grabben, selber berechnen</text:p>
                </text:list-item>
                <text:list-item>
                  <text:p text:style-name="P64">Notches cachen (Liste von (RectTransform, Image)-Tupel, weil es praktischer ist, als zwei Listen zu haben)</text:p>
                </text:list-item>
                <text:list-item>
                  <text:p text:style-name="P64">Effizienter und hübscher</text:p>
                </text:list-item>
              </text:list>
            </text:list-item>
            <text:list-item>
              <text:p text:style-name="P64">Kleines visuelles Overhaul</text:p>
              <text:list>
                <text:list-item>
                  <text:p text:style-name="P64">Center Popup Toggle Ring entfernt und mit solidem Hintergrund ersetzt</text:p>
                </text:list-item>
                <text:list-item>
                  <text:p text:style-name="P64">Farben generell etwas verändert (Mehr Kontrast)</text:p>
                </text:list-item>
                <text:list-item>
                  <text:p text:style-name="P64">Drop-Shadow für Text (Mehr Kontrast)</text:p>
                </text:list-item>
              </text:list>
            </text:list-item>
          </text:list>
        </text:list-item>
      </text:list>
      <text:list xml:id="list5975512173771724245" text:style-name="L37">
        <text:list-item>
          <text:p text:style-name="P65">Ursprünglicher Plan: Das Foldout überarbeiten, dass z.B. mehrzeilige Buttons existieren können und, wenn das gesamte Foldout in keiner Art und Weise auf den Bildschirm passt, Buttons auftauchen, die die dargestellten Buttons "cyclen"</text:p>
          <text:list>
            <text:list-item>
              <text:p text:style-name="P65">Sogar ein paar neue Sprites erstellt</text:p>
            </text:list-item>
            <text:list-item>
              <text:p text:style-name="P65">Zum Testen wollte ich den Matrix Config Picker nehmen (und dafür noch ein paar Dummymatritzen einfügen)</text:p>
            </text:list-item>
            <text:list-item>
              <text:p text:style-name="P65">Statt Dummys aber erstmal Orthographische Projektionsmatrix</text:p>
            </text:list-item>
          </text:list>
        </text:list-item>
        <text:list-item>
          <text:p text:style-name="P65">Teils mit online, teils selbst implementiert (OrthoSize und aspect z.B. waren online nirgends, aber wie man mit z umgehen sollte WAR dabei)</text:p>
        </text:list-item>
        <text:list-item>
          <text:p text:style-name="P65">War schnell implementiert und Button, der in Ortho-Mode toggled (wie GL-Mode) war auch super-einfach</text:p>
        </text:list-item>
        <text:list-item>
          <text:p text:style-name="P65">Problem: irgendwie hat's nicht wirklich funktioniert</text:p>
        </text:list-item>
        <text:list-item>
          <text:p text:style-name="P65">Wenn ich die Projektion in ihre zwei Teile zerlegt hatte (Translation und dann Skalierung) lief es perfekt</text:p>
        </text:list-item>
        <text:list-item>
          <text:p text:style-name="P65">Sogar auf Papier die resultierende Matrix ausgerechnet</text:p>
        </text:list-item>
        <text:list-item>
          <text:p text:style-name="P65">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5">Dann noch ein paar ortho-spezifische Sachen im CamController implementiert</text:p>
          <text:list>
            <text:list-item>
              <text:p text:style-name="P65">z.B., dass Zoom bei Ortho nicht die Kamera bewegt, sondern die Orthosize und Farclipplane verändert</text:p>
            </text:list-item>
          </text:list>
        </text:list-item>
        <text:list-item>
          <text:p text:style-name="P65">Dann noch etwas Refactoring</text:p>
          <text:list>
            <text:list-item>
              <text:p text:style-name="P65">Hatte nämlich ein paar Bugs, gl-Mode aktivieren/deaktivieren hat immer NonFreeMode aktiviert (intended), aber der Toggle wurde nicht resettet</text:p>
            </text:list-item>
            <text:list-item>
              <text:p text:style-name="P65">Dann public FreeMode, GLMode und OrthoMode bools auf selbige toggle.inOn-States zeigen lassen</text:p>
            </text:list-item>
            <text:list-item>
              <text:p text:style-name="P65">Toggles wissen nicht mehr, was sie machen sollen, sie werden nun mit Actions aus dem <text:soft-page-break/>MatrixScreen initialisiert</text:p>
            </text:list-item>
          </text:list>
        </text:list-item>
        <text:list-item>
          <text:p text:style-name="P65">CamController Settings als Konstanten, weil mittlerweile gut getestet</text:p>
        </text:list-item>
      </text:list>
      <text:p text:style-name="Standard"/>
      <text:p text:style-name="P9">12.12.19</text:p>
      <text:p text:style-name="Standard"/>
      <text:list xml:id="list5679216084638224596" text:style-name="L38">
        <text:list-item>
          <text:p text:style-name="P66">Far clip plane Anpassung für Perspektivenkamera</text:p>
          <text:list>
            <text:list-item>
              <text:p text:style-name="P66">Nimmt originalwert plus normale distanz, maximalwert (neu) und maximaldistanz und berechnet daraus eine lineare gleichung, mit der die clipping plane geupdated wird</text:p>
            </text:list-item>
          </text:list>
        </text:list-item>
        <text:list-item>
          <text:p text:style-name="P66">Foldout rework</text:p>
          <text:list>
            <text:list-item>
              <text:p text:style-name="P66">Foldout soll nicht mehr über Bildschirmrand hinausgehen</text:p>
            </text:list-item>
            <text:list-item>
              <text:p text:style-name="P66">Zudem auch geändert, dass der Button nicht mehr von einer Template instanziiert wird, sondern komplett generiert wird</text:p>
            </text:list-item>
            <text:list-item>
              <text:p text:style-name="P66">Auch eingebaut, dass die Buttons mehrere Zeilen haben können (Perspective Projection war ein bisschen lang für eine Zeile nach meinem Geschmack...)</text:p>
              <text:list>
                <text:list-item>
                  <text:p text:style-name="P66">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6">Canvas-Order ein wenig überarbietet</text:p>
              <text:list>
                <text:list-item>
                  <text:p text:style-name="P66">Foldout liegt nun über BottomLog, weil es sonst dahinter war. Und das war doof.</text:p>
                </text:list-item>
              </text:list>
            </text:list-item>
            <text:list-item>
              <text:p text:style-name="P66">Clean Code: </text:p>
              <text:list>
                <text:list-item>
                  <text:p text:style-name="P66">Die Buttons für's Foldout werden primär in einer Liste gespeichert und dann in Gruppen aufgeteilt, die wiederum Listen in einer Liste sind</text:p>
                </text:list-item>
                <text:list-item>
                  <text:p text:style-name="P66">Von den Buttons brauche ich den Button, den RectTransform, das Hintergrund-Image und die Vorderground-Graphic (für Farben z.B.)</text:p>
                </text:list-item>
                <text:list-item>
                  <text:p text:style-name="P66">Vorher: List&lt;(Button, RectTransform, Image, Graphic)&gt; und List&lt;List&lt;(...)&gt;&gt;</text:p>
                </text:list-item>
                <text:list-item>
                  <text:p text:style-name="P66">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827571834337066423" text:style-name="L39">
        <text:list-item>
          <text:p text:style-name="P67">Kleinen Bug gefunden beim Slider</text:p>
          <text:list>
            <text:list-item>
              <text:p text:style-name="P67">Statt jedes Mal alle Notches zu löschen und die neuen zu kreieren mittlerweile Wiederverwendung von denen, die ich noch benutzen kann</text:p>
            </text:list-item>
            <text:list-item>
              <text:p text:style-name="P67">Überschuss löschen</text:p>
            </text:list-item>
            <text:list-item>
              <text:p text:style-name="P67">Hatte vergessen, beim Lösch-for-loop i-- zu schreiben, statt i++</text:p>
            </text:list-item>
            <text:list-item>
              <text:p text:style-name="P67">Fiel erst auf, als ich in Free-Mode gegangen bin, mehr Matritzen kreiert habe und dann zurück zum NonFreeMode gegangen bin</text:p>
            </text:list-item>
          </text:list>
        </text:list-item>
        <text:list-item>
          <text:p text:style-name="P67"><text:span text:style-name="T1">Model Picker</text:span> </text:p>
          <text:list>
            <text:list-item>
              <text:p text:style-name="P67">Analog zum ConfigPicker</text:p>
            </text:list-item>
            <text:list-item>
              <text:p text:style-name="P67">Ist allerdings nicht statisch, sondern tatsächlich ein MonoBehavior</text:p>
            </text:list-item>
            <text:list-item>
              <text:p text:style-name="P67">Soll nämlich bei Awake anfangen, weitere Modelle aus StreamingAssets zu laden</text:p>
            </text:list-item>
          </text:list>
        </text:list-item>
        <text:list-item>
          <text:p text:style-name="P67">Tatsächlicher Model Picker (das klickbare Teil, das die Modelle anzeigt) heißt UIMatrixInputModel (momentan zumindest)</text:p>
          <text:list>
            <text:list-item>
              <text:p text:style-name="P67">Viele Designiterationen (nur Ideen)</text:p>
              <text:list>
                <text:list-item>
                  <text:p text:style-name="P67">Erst als Button oben in der ModelMatrix</text:p>
                </text:list-item>
                <text:list-item>
                  <text:p text:style-name="P67">Dann als hyperlinkartiger Name in der ModelMatrix à la "Model(<text:span text:style-name="T4">Suzanne</text:span>)"</text:p>
                  <text:list>
                    <text:list-item>
                      <text:p text:style-name="P67">Beide das Problem, dass das tatsächliche Mesh mit der ModelMatrix nichts zu tun hat</text:p>
                    </text:list-item>
                  </text:list>
                </text:list-item>
                <text:list-item>
                  <text:p text:style-name="P67">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7">Da ich sowohl alle Matritzen mit dem GLMatrixCreator erstellen kann UND mit statisch gemachten Methoden in der CustomGLCamera Meshes zeichnen kann, war es super-einfach, Previews selbiger darzustellen</text:p>
                </text:list-item>
                <text:list-item>
                  <text:p text:style-name="P67">Modelle variieren in Größe (und Position im Object Space), also Bounds nutzen, um die Preview korrekt zu skalieren und positionieren</text:p>
                  <text:list>
                    <text:list-item>
                      <text:p text:style-name="P67">Interessant dabei: normalerweise (gl) proj*view*transl*rot*scale</text:p>
                    </text:list-item>
                    <text:list-item>
                      <text:p text:style-name="P67">Aber hier: proj*view*scale*transl</text:p>
                    </text:list-item>
                    <text:list-item>
                      <text:p text:style-name="P67">Weil das objekt erst in den Ursprung verschoben werden muss, dann skaliert und dann gerendert</text:p>
                    </text:list-item>
                  </text:list>
                </text:list-item>
                <text:list-item>
                  <text:p text:style-name="P67">Textur wird dynamisch skaliert, wenn nötig, sodass Preview immer scharf</text:p>
                  <text:list>
                    <text:list-item>
                      <text:p text:style-name="P67">Erst nur einmal hochaufgelöst erstellt und dann solide preview gerendert</text:p>
                    </text:list-item>
                    <text:list-item>
                      <text:p text:style-name="P67">Dann aber dynamische scale und wireframe des Objekts</text:p>
                    </text:list-item>
                    <text:list-item>
                      <text:p text:style-name="P67">Komischen (nicht reproduzierbaren) Bug bekommen, bei dem D3D keine neuen RenderTextures mehr kreieren konnte (manchmal)</text:p>
                    </text:list-item>
                    <text:list-item>
                      <text:p text:style-name="P67">Als "Lösung" die Texturen, wenn ich sie nicht mehr brauche, "Releasen"...</text:p>
                    </text:list-item>
                  </text:list>
                </text:list-item>
              </text:list>
            </text:list-item>
            <text:list-item>
              <text:p text:style-name="P67">Matrix Screen verwaltet Position, MatrixGroups haben nun onContentRebuilt-event, woraufhin der Matrix Screen die Preview (und das dazugehörige Multiplikationszeichen) verschiebt</text:p>
            </text:list-item>
          </text:list>
        </text:list-item>
        <text:list-item>
          <text:p text:style-name="P67">Unity-Default Cube, Sphere und Quad als Default-Modelle eingefügt, sowie mein Lorem-Ipsum-Textmodell</text:p>
          <text:list>
            <text:list-item>
              <text:p text:style-name="P67">Dabei gesehen, dass eine LightDir, bei der x, y, und z gleich sind, bei einem Cube sehr doof aussieht (quasi komplett flaches Lighting)</text:p>
              <text:list>
                <text:list-item>
                  <text:p text:style-name="P67">1) Lichtrichtung LEICHT verändert</text:p>
                </text:list-item>
                <text:list-item>
                  <text:p text:style-name="P67">2) Specular Light eingefügt</text:p>
                  <text:list>
                    <text:list-item>
                      <text:p text:style-name="P67">_SpecialCamPos-Variable, die nun auch noch gesetzt werden muss</text:p>
                    </text:list-item>
                    <text:list-item>
                      <text:p text:style-name="P67">Shader funktioniert aber weiterhin auch ohne CustomGLKamera</text:p>
                    </text:list-item>
                  </text:list>
                </text:list-item>
              </text:list>
            </text:list-item>
          </text:list>
        </text:list-item>
      </text:list>
      <text:p text:style-name="Standard"/>
      <text:p text:style-name="P9">14.12.19</text:p>
      <text:p text:style-name="Standard"/>
      <text:list xml:id="list4137252005607531702" text:style-name="L40">
        <text:list-item>
          <text:p text:style-name="P68">Plan: Vektormodus</text:p>
          <text:list>
            <text:list-item>
              <text:p text:style-name="P68">Dafür muss ich ja den Vektor zeichnen</text:p>
            </text:list-item>
            <text:list-item>
              <text:p text:style-name="P68">Plan: Es genau so wie den Pivot zeichnen</text:p>
            </text:list-item>
            <text:list-item>
              <text:p text:style-name="P68">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8">Damit auch schnell Vektor zeichnen implementiert (wie gesagt, selber code...)</text:p>
              <text:list>
                <text:list-item>
                  <text:p text:style-name="P68">Plus eine Änderung: Clippingfarbe</text:p>
                </text:list-item>
                <text:list-item>
                  <text:p text:style-name="P68">Hier statt im Shader direkt auf der CPU. Ich weiß ja, wo der Punkt im Clipspace landet und da es ein Punkt ist, soll der gesamte Punkt geclippt (gefärbt) werden</text:p>
                </text:list-item>
              </text:list>
            </text:list-item>
            <text:list-item>
              <text:p text:style-name="P68">Neuen Toggle dem Window hinzufügen ist NULL Arbeit</text:p>
            </text:list-item>
          </text:list>
        </text:list-item>
        <text:list-item>
          <text:p text:style-name="P41">UIVector</text:p>
          <text:list>
            <text:list-item>
              <text:p text:style-name="P68">Layout ist identisch zur UIMatrix, aber Code ist komplett anders (statt über anchors zu gehen und das Ganze in Bruchteilen zu erledigen, wird hier die Größe direkt gesetzt)</text:p>
            </text:list-item>
            <text:list-item>
              <text:p text:style-name="P68">Felder werden aus Template instanziiert, statt per Skript erstellt zu werden</text:p>
              <text:list>
                <text:list-item>
                  <text:p text:style-name="P68">InputFields haben eine Menge Zeug, das sie benötigen (Placeholder, Text, ...). Wollte nicht wenig herumexperimentieren, bis es endlich funktioniert</text:p>
                </text:list-item>
              </text:list>
            </text:list-item>
            <text:list-item>
              <text:p text:style-name="P68"><text:soft-page-break/>Statt "..." wird die Font herunterskaliert, wenn die Werte zu groß werden. Idr sollten die Werte aber überschaulich bleiben (sind auf zwei Nachkommastellen begrenzt)</text:p>
              <text:list>
                <text:list-item>
                  <text:p text:style-name="P68">Trailing-Zero-Removal aus UIMatrix entfernt und in Extension verwandelt</text:p>
                </text:list-item>
              </text:list>
            </text:list-item>
            <text:list-item>
              <text:p text:style-name="P68">Felder sind wieder scrollbar</text:p>
              <text:list>
                <text:list-item>
                  <text:p text:style-name="P68">Scroll-Hover-Hint als public static string gemacht (war voher in VariableField definiert)</text:p>
                </text:list-item>
              </text:list>
            </text:list-item>
            <text:list-item>
              <text:p text:style-name="P68">MatrixScreen verwaltet Position von Vektoren (Konnte viel Code von der ModelPreview übernehmen)</text:p>
            </text:list-item>
            <text:list-item>
              <text:p text:style-name="P68">Zusammen mit der Font-Skalierung werden alle Kinder des Parents der InputField-Textkomponente als Fill-RectTransforms gesetzt</text:p>
              <text:list>
                <text:list-item>
                  <text:p text:style-name="P68">Sonst bleibt es verschoben, wegen des scrollenden Rects vom Eingeben</text:p>
                </text:list-item>
              </text:list>
            </text:list-item>
          </text:list>
        </text:list-item>
        <text:list-item>
          <text:p text:style-name="P68">Hatte ja vor eine Weile eingebaut, dass der Wire-Floor den Origin freilassen kann</text:p>
          <text:list>
            <text:list-item>
              <text:p text:style-name="P68">Bedingung dafür: Kamera, dessen Wire-Floor gezeichnet wird, zeichnet auch den Origin</text:p>
            </text:list-item>
            <text:list-item>
              <text:p text:style-name="P68">Konnte aber wieder das hässliche Overlap geben, wenn Kameramatrix noch nicht an war, Rendercam den Wire-Floor zeichnete und die External Cam den Origin. Also das noch schnell gefixt...</text:p>
            </text:list-item>
          </text:list>
        </text:list-item>
        <text:list-item>
          <text:p text:style-name="P68">TODO: Noch ein paar kleine Veränderungen und dann sollte der Matrix-Screen fertig sein</text:p>
          <text:list>
            <text:list-item>
              <text:p text:style-name="P68">Feature-Complete nach 3 Wochen</text:p>
            </text:list-item>
            <text:list-item>
              <text:p text:style-name="P68">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1688747497039296156" text:style-name="L41">
        <text:list-item>
          <text:p text:style-name="P69">Foldout</text:p>
          <text:list>
            <text:list-item>
              <text:p text:style-name="P42">Gemerkt, dass z.B. in Firefox das Rechtsklickmenü nicht DIREKT unter dem Cursor liegt</text:p>
            </text:list-item>
            <text:list-item>
              <text:p text:style-name="P69">Sprich, rechts und dann links klicken wählt NICHT das erste Element aus</text:p>
            </text:list-item>
            <text:list-item>
              <text:p text:style-name="P69">Also bei meinem Foldout auch ein 1-Pixel-Offset implementiert</text:p>
            </text:list-item>
          </text:list>
        </text:list-item>
        <text:list-item>
          <text:p text:style-name="P69">Free Matrix Config</text:p>
          <text:list>
            <text:list-item>
              <text:p text:style-name="P69">16 Variablen für die 16 Felder</text:p>
            </text:list-item>
            <text:list-item>
              <text:p text:style-name="P69">Gut zum experimentieren, was genau passiert, wenn man irgendeinen Wert verändert</text:p>
            </text:list-item>
            <text:list-item>
              <text:p text:style-name="P69">Erste Config, die tatsächlich einen Konstruktor hat, weil ich die 16 Variablennamen nicht Konstanten machen und die Stringmatrix selbst konstruieren wollte</text:p>
            </text:list-item>
            <text:list-item>
              <text:p text:style-name="P69">Im Gegensatz zu allen anderen Matritzen (mit Ausnahme der Identitätsmatrix vielleicht), war diese nunmal sehr einfach mit Code zu beschreiben</text:p>
            </text:list-item>
          </text:list>
        </text:list-item>
        <text:list-item>
          <text:p text:style-name="P69">Model Preview</text:p>
          <text:list>
            <text:list-item>
              <text:p text:style-name="P69">Projektionsmatrix ist nun tatächlich Projektionsmatrix, statt Identity</text:p>
            </text:list-item>
            <text:list-item>
              <text:p text:style-name="P69">Erlaubte es mir, z.B. den normalen Flat-Shader für die Preview zu nehmen</text:p>
            </text:list-item>
            <text:list-item>
              <text:p text:style-name="P69">Zudem auch eingebaut, dass die Preview eine fixe Größe haben soll (und somit nur mit einem neuen Modell geupdated werden muss)</text:p>
            </text:list-item>
            <text:list-item>
              <text:p text:style-name="P69">Das Material wurde serialized, sodass ich es entweder spezifisch setten kontte, oder im Falle null, es im Script zu generieren</text:p>
            </text:list-item>
            <text:list-item>
              <text:p text:style-name="P69">Sowohl die alte "dynamische" Wireframe-Variante und die neue "solide" Variante sind noch ohne Probleme erreichbar. Werde es noch ein bisschen mit Leuten testen, welches beliebter ist</text:p>
            </text:list-item>
            <text:list-item>
              <text:p text:style-name="P69">Musste nur einbauen, dass der MatrixScreen (und der Pan/Zoom) eine public Property für den maximalen Zoom haben</text:p>
            </text:list-item>
          </text:list>
        </text:list-item>
        <text:list-item>
          <text:p text:style-name="P69">Field Viewer</text:p>
          <text:list>
            <text:list-item>
              <text:p text:style-name="P69">Lenz fand es seltsam, dass ein Feld der UIMatrix anklicken, direkt das Feld öffnet</text:p>
            </text:list-item>
            <text:list-item>
              <text:p text:style-name="P69">Ich fand es aber zumindest logisch</text:p>
            </text:list-item>
            <text:list-item>
              <text:p text:style-name="P69"><text:soft-page-break/>Und es war nicht eindeutig, welches Feld geklickt wurde, wenn man nicht aufgepasst hatte</text:p>
            </text:list-item>
            <text:list-item>
              <text:p text:style-name="P69">Lösung: Mehr Flashers</text:p>
            </text:list-item>
            <text:list-item>
              <text:p text:style-name="P69">Feld klicken öffnet nun wieder nur den Viewer, aber das geklickte Feld (sowohl Ergebnis als auch Expression) flasht nun</text:p>
            </text:list-item>
            <text:list-item>
              <text:p text:style-name="P69">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9">UIVector</text:p>
          <text:list>
            <text:list-item>
              <text:p text:style-name="P69">Flashing eingebaut, wie für die Matritzen. Wenn ein Wert sich verändert, flasht das Feld</text:p>
            </text:list-item>
            <text:list-item>
              <text:p text:style-name="P69">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115061362450606596" text:style-name="L42">
        <text:list-item>
          <text:p text:style-name="P70">Gave the test models accurate names</text:p>
          <text:list>
            <text:list-item>
              <text:p text:style-name="P70">"Teapot" to "Utah teapot"</text:p>
            </text:list-item>
            <text:list-item>
              <text:p text:style-name="P70">"Bunny" to "Stanford bunny"</text:p>
            </text:list-item>
            <text:list-item>
              <text:p text:style-name="P70">Added decimated version of 3dbenchy, non-decimated lagged like crazy (very high polycount for manual cpu-side rendering)</text:p>
            </text:list-item>
          </text:list>
        </text:list-item>
        <text:list-item>
          <text:p text:style-name="P70">Split ModelPicker into two lists (interesting and boring models)</text:p>
          <text:list>
            <text:list-item>
              <text:p text:style-name="P70">So I can add more interesting models if i like without having to move the cube, sphere etc all the time</text:p>
            </text:list-item>
          </text:list>
        </text:list-item>
        <text:list-item>
          <text:p text:style-name="P70">Put a vertical 3-pixel border fix between the two cameras, to be safe</text:p>
        </text:list-item>
        <text:list-item>
          <text:p text:style-name="P70">Start with lighting screen</text:p>
          <text:list>
            <text:list-item>
              <text:p text:style-name="P70">Build the basic layout, then realized i'd need the actual lighting models first</text:p>
            </text:list-item>
          </text:list>
        </text:list-item>
        <text:list-item>
          <text:p text:style-name="P70">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0">Started with lambert</text:p>
        </text:list-item>
        <text:list-item>
          <text:p text:style-name="P70">Then Oren-Nayer</text:p>
          <text:list>
            <text:list-item>
              <text:p text:style-name="P70">Had my old implementation, which looks nice but has some weird code</text:p>
            </text:list-item>
            <text:list-item>
              <text:p text:style-name="P70">Want to display formulas on screen and those should represent the actual shader</text:p>
            </text:list-item>
            <text:list-item>
              <text:p text:style-name="P70">Looked up real oren nayar</text:p>
            </text:list-item>
            <text:list-item>
              <text:p text:style-name="P70">Doesn't look as smooth but still looks rough, so I'll keep it</text:p>
            </text:list-item>
          </text:list>
        </text:list-item>
        <text:list-item>
          <text:p text:style-name="P70">Minnaert</text:p>
          <text:list>
            <text:list-item>
              <text:p text:style-name="P70">Really easy</text:p>
            </text:list-item>
          </text:list>
        </text:list-item>
        <text:list-item>
          <text:p text:style-name="P70">Phong and Blinn-Phong</text:p>
          <text:list>
            <text:list-item>
              <text:p text:style-name="P70">Also really easy</text:p>
            </text:list-item>
          </text:list>
        </text:list-item>
        <text:list-item>
          <text:p text:style-name="P70">Cook-Torrance</text:p>
          <text:list>
            <text:list-item>
              <text:p text:style-name="P70"><text:soft-page-break/>Not very easy</text:p>
            </text:list-item>
            <text:list-item>
              <text:p text:style-name="P70">Needed Beckmann Distribution, some Fresnel function and a geometric attenuation function</text:p>
              <text:list>
                <text:list-item>
                  <text:p text:style-name="P70">Beckmann was tricky but I eventually found out what meant what</text:p>
                </text:list-item>
                <text:list-item>
                  <text:p text:style-name="P70">Schlicks approximation for fresnel (using index of refraction)</text:p>
                </text:list-item>
                <text:list-item>
                  <text:p text:style-name="P70">Some atten function listed on wikipedia</text:p>
                </text:list-item>
              </text:list>
            </text:list-item>
            <text:list-item>
              <text:p text:style-name="P70">Then replaced the schlick approximation with an approximation of the approximation, removing the ior and simply using the specular intensity</text:p>
            </text:list-item>
          </text:list>
        </text:list-item>
        <text:list-item>
          <text:p text:style-name="P70">Ward Anisotropic</text:p>
          <text:list>
            <text:list-item>
              <text:p text:style-name="P70">Reimported all models with "Legacy"-Calculated tangents because the Mick (or whatever) ones weren't doing it for me</text:p>
            </text:list-item>
            <text:list-item>
              <text:p text:style-name="P70">Took some work, even found the original paper</text:p>
            </text:list-item>
            <text:list-item>
              <text:p text:style-name="P70">That is missing the nDotL-part, giving some weird terminators</text:p>
            </text:list-item>
            <text:list-item>
              <text:p text:style-name="P70">Tried isotropic (NOT anisoX = anisoY, that would be horribly inefficient)</text:p>
              <text:list>
                <text:list-item>
                  <text:p text:style-name="P70">Looks weird, not entirely sure what the tan2delta/a2 thingy exactly means. Use parentheses!!!</text:p>
                </text:list-item>
              </text:list>
            </text:list-item>
          </text:list>
        </text:list-item>
        <text:list-item>
          <text:p text:style-name="P70">Realized, I just wrote all this in english. It's six o'clock, I need to get to sleep...</text:p>
        </text:list-item>
      </text:list>
      <text:p text:style-name="Standard"/>
      <text:p text:style-name="P9">17.12.19</text:p>
      <text:p text:style-name="Standard"/>
      <text:list xml:id="list3552732445516556318" text:style-name="L43">
        <text:list-item>
          <text:p text:style-name="P44">Ward Isotropic korrigiert</text:p>
          <text:list>
            <text:list-item>
              <text:p text:style-name="P71">Hatte delta als n*h, sollte aber der WINKEL sein. Acos(n*h) hat alles instant gefixt</text:p>
            </text:list-item>
          </text:list>
        </text:list-item>
        <text:list-item>
          <text:p text:style-name="P44">Ward Anisotropic an Isotropic angepasst</text:p>
          <text:list>
            <text:list-item>
              <text:p text:style-name="P71">Statt mystischen "AnisoX"- und "Aniso Y"-Variablen jetzt die gleiche Specular Hardness wie alle anderen Lighting Models</text:p>
            </text:list-item>
          </text:list>
        </text:list-item>
        <text:list-item>
          <text:p text:style-name="P44">Oren-Nayar weiter gefixt</text:p>
          <text:list>
            <text:list-item>
              <text:p text:style-name="P71">Der Fleck hatte mich genervt. Experimentiert und herausgefunden, dass er von cos(C) verursacht wird. Ohne cos(C) sind aber andere, dunkle Flecken da, ist also auch nicht besser. Und es ist dann nicht Oren-Nayar.</text:p>
            </text:list-item>
            <text:list-item>
              <text:p text:style-name="P71">Trotzdem mehr Nachforschungen betrieben, was genau cos(C) sein soll</text:p>
            </text:list-item>
            <text:list-item>
              <text:p text:style-name="P71">C = phiI – phiR (Differenz zwischen Azimutwinkeln von Licht und Blickrichtung)</text:p>
            </text:list-item>
            <text:list-item>
              <text:p text:style-name="P71">d.H. C = Winkel zwischen den beiden Vektoren in die Normalebene projiziert</text:p>
            </text:list-item>
            <text:list-item>
              <text:p text:style-name="P71">Genau das hatte der vorherige Code auch gemacht, aber jetzt habe ich meine eigene (leicht andere) Variante, die ich auf alle Fälle verstehe</text:p>
            </text:list-item>
            <text:list-item>
              <text:p text:style-name="P71">Zudem überflüssige saturation()-Calls entfernt</text:p>
              <text:list>
                <text:list-item>
                  <text:p text:style-name="P71">Hat den FALSCHEN dunklen Rand wieder entfernt</text:p>
                </text:list-item>
              </text:list>
            </text:list-item>
            <text:list-item>
              <text:p text:style-name="P71">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1">Diffuse Wrap eingefügt</text:p>
          <text:list>
            <text:list-item>
              <text:p text:style-name="P71">Ist zwar nicht physically based, aber Blinn-Phong ist es auch nicht. Und das ist auch dabei.</text:p>
            </text:list-item>
          </text:list>
        </text:list-item>
        <text:list-item>
          <text:p text:style-name="P71">Remeshte Version vom Bunny eingefügt, in der Hoffnung, dass er bessere Tangenten bekommt. Hat er nicht, Pech gehabt. </text:p>
        </text:list-item>
        <text:list-item>
          <text:p text:style-name="P71">Generelle Verwirrung, wie ich die Parameterliste sauber programmiert bekomme</text:p>
          <text:list>
            <text:list-item>
              <text:p text:style-name="P71">Snippets an verschiedenen Stellen erstellt, den Rest auf Morgen verschoben</text:p>
            </text:list-item>
          </text:list>
        </text:list-item>
      </text:list>
      <text:p text:style-name="Standard"/>
      <text:p text:style-name="P9">18.12.19</text:p>
      <text:p text:style-name="Standard"/>
      <text:list xml:id="list23286010" text:continue-numbering="true" text:style-name="L43">
        <text:list-item>
          <text:p text:style-name="P71">asdf</text:p>
        </text:list-item>
        <text:list-item>
          <text:p text:style-name="P71"><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8T03:06:35.96</dc:date>
    <dc:creator>Max Linke</dc:creator>
    <meta:editing-duration>PT9H8M25S</meta:editing-duration>
    <meta:editing-cycles>92</meta:editing-cycles>
    <meta:generator>OpenOffice/4.1.6$Win32 OpenOffice.org_project/416m1$Build-9790</meta:generator>
    <meta:document-statistic meta:table-count="0" meta:image-count="0" meta:object-count="0" meta:page-count="26" meta:paragraph-count="782" meta:word-count="9883" meta:character-count="64560"/>
  </office:meta>
</office:document-meta>
</file>